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43.912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9.529cm" fo:break-before="auto" style:use-optimal-row-height="true"/>
    </style:style>
    <style:style style:name="ro12" style:family="table-row">
      <style:table-row-properties style:row-height="5.186cm" fo:break-before="auto" style:use-optimal-row-height="true"/>
    </style:style>
    <style:style style:name="ro13" style:family="table-row">
      <style:table-row-properties style:row-height="13.083cm" fo:break-before="auto" style:use-optimal-row-height="true"/>
    </style:style>
    <style:style style:name="ro14" style:family="table-row">
      <style:table-row-properties style:row-height="11.943cm" fo:break-before="auto" style:use-optimal-row-height="true"/>
    </style:style>
    <style:style style:name="ro15" style:family="table-row">
      <style:table-row-properties style:row-height="64.052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001cm" fo:break-before="auto" style:use-optimal-row-height="true"/>
    </style:style>
    <style:style style:name="ro18" style:family="table-row">
      <style:table-row-properties style:row-height="3.605cm" fo:break-before="auto" style:use-optimal-row-height="true"/>
    </style:style>
    <style:style style:name="ro19" style:family="table-row">
      <style:table-row-properties style:row-height="4.79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4"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Noto Sans Arabic UI" style:font-size-complex="10pt" style:language-complex="hi" style:country-complex="IN" style:font-style-complex="normal" style:font-weight-complex="bold" style:text-emphasize="none" style:font-relief="none" style:text-overline-style="none" style:text-overline-color="font-color"/>
    </style:style>
    <style:style style:name="ce2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data-style-name="N100"/>
    <style:style style:name="ce2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26"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2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2">
          <table:table-cell office:value-type="string" calcext:value-type="string">
            <text:p>titulo</text:p>
          </table:table-cell>
          <table:table-cell office:value-type="string" calcext:value-type="string">
            <text:p>Rent Car Mallorca - Car rental in Mallorca. Rent a Car Palma de Mallorca.</text:p>
          </table:table-cell>
          <table:table-cell table:style-name="ce24" office:value-type="string" calcext:value-type="string">
            <text:p>Rent a Car Mallorca - Alquiler de coches en Mallorca.</text:p>
          </table:table-cell>
          <table:table-cell office:value-type="string" calcext:value-type="string">
            <text:p>Rent Car Mallorca - Noleggio auto a Mallorca. Noleggio auto Palma de Mallorca.</text:p>
          </table:table-cell>
          <table:table-cell office:value-type="string" calcext:value-type="string">
            <text:p>Rent Car Mallorca - Autovermietung auf Mallorca. Autovermietung Palma de Mallorca.</text:p>
          </table:table-cell>
        </table:table-row>
        <table:table-row table:style-name="ro3">
          <table:table-cell office:value-type="string" calcext:value-type="string">
            <text:p>meta_keywords</text:p>
          </table:table-cell>
          <table:table-cell office:value-type="string" calcext:value-type="string">
            <text:p>Car rental Mallorca, Rent a car Mallorca, Car rental Palma de Mallorca.</text:p>
          </table:table-cell>
          <table:table-cell table:style-name="ce24" office:value-type="string" calcext:value-type="string">
            <text:p>Alquiler de coche Mallorca, Rent a car Mallorca, Alquiler de coche Palma de Mallorca.</text:p>
          </table:table-cell>
          <table:table-cell office:value-type="string" calcext:value-type="string">
            <text:p>Noleggio auto Mallorca, Noleggio auto Mallorca, Noleggio auto Palma de Mallorca.</text:p>
          </table:table-cell>
          <table:table-cell office:value-type="string" calcext:value-type="string">
            <text:p>Autovermietung Mallorca, Rent a car Mallorca, Autovermietung Palma de Mallorca.</text:p>
          </table:table-cell>
        </table:table-row>
        <table:table-row table:style-name="ro4">
          <table:table-cell office:value-type="string" calcext:value-type="string">
            <text:p>meta_descripcion</text:p>
          </table:table-cell>
          <table:table-cell office:value-type="string" calcext:value-type="string">
            <text:p>Rent a car in Mallorca. Our offices Rent Car Mallorca in Playa de Palma, Mallorca. Wide range of cars and motorbikes. </text:p>
          </table:table-cell>
          <table:table-cell table:style-name="ce24" office:value-type="string" calcext:value-type="string">
            <text:p>Alquiler de coches en Mallorca. Nuestas oficinas Rent Car Mallorca en Playa de Palma, Mallorca. Amplia gama de coches y motos.</text:p>
          </table:table-cell>
          <table:table-cell office:value-type="string" calcext:value-type="string">
            <text:p>Noleggia un'auto a Mallorca. I nostri uffici Rent Car Mallorca a Playa de Palma, Mallorca. Ampia gamma di auto e moto.</text:p>
          </table:table-cell>
          <table:table-cell office:value-type="string" calcext:value-type="string">
            <text:p>Mieten Sie ein Auto auf Mallorca. Unsere Büros Rent Car Mallorca in Playa de Palma, Mallorca. Große Auswahl an Autos und Motorrädern.</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2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2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2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 Mallorca</text:p>
          </table:table-cell>
          <table:table-cell table:style-name="ce24" office:value-type="string" calcext:value-type="string">
            <text:p>Alquiler de coches Mallorca</text:p>
          </table:table-cell>
          <table:table-cell office:value-type="string" calcext:value-type="string">
            <text:p>Noleggia un'auto Mallorca</text:p>
          </table:table-cell>
          <table:table-cell office:value-type="string" calcext:value-type="string">
            <text:p>Ein Auto mieten Mallorca</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2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4">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2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4"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4" office:value-type="string" calcext:value-type="string">
            <text:p>recogida</text:p>
          </table:table-cell>
          <table:table-cell office:value-type="string" calcext:value-type="string">
            <text:p>Pickup</text:p>
          </table:table-cell>
          <table:table-cell table:style-name="ce2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text:p>
          </table:table-cell>
          <table:table-cell office:value-type="string" calcext:value-type="string">
            <text:p>Hora</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text:p>
          </table:table-cell>
          <table:table-cell table:style-name="ce24" office:value-type="string" calcext:value-type="string">
            <text:p>Devolucion</text:p>
          </table:table-cell>
          <table:table-cell office:value-type="string" calcext:value-type="string">
            <text:p>Ritorno</text:p>
          </table:table-cell>
          <table:table-cell office:value-type="string" calcext:value-type="string">
            <text:p>Rückgabe </text:p>
          </table:table-cell>
        </table:table-row>
        <table:table-row table:style-name="ro2">
          <table:table-cell office:value-type="string" calcext:value-type="string">
            <text:p>conductor_experiencia</text:p>
          </table:table-cell>
          <table:table-cell office:value-type="string" calcext:value-type="string">
            <text:p>Driver is 24 years of age or older with a minimum of 2 years driving licence</text:p>
          </table:table-cell>
          <table:table-cell table:style-name="ce14" office:value-type="string" calcext:value-type="string">
            <text:p>Conductor tiene 24 años o más con 2 años de carnet mínimo</text:p>
          </table:table-cell>
          <table:table-cell office:value-type="string" calcext:value-type="string">
            <text:p>L'autista ha 24 anni o più con 2 anni minimo di patente di guida</text:p>
          </table:table-cell>
          <table:table-cell office:value-type="string" calcext:value-type="string">
            <text:p>Fahrer ist 24 Jahre alt oder älter mit mindestens 2 Jahren Führerschein</text:p>
          </table:table-cell>
        </table:table-row>
        <table:table-row table:style-name="ro1">
          <table:table-cell office:value-type="string" calcext:value-type="string">
            <text:p>anyos_carnet</text:p>
          </table:table-cell>
          <table:table-cell office:value-type="string" calcext:value-type="string">
            <text:p>Years driving licence</text:p>
          </table:table-cell>
          <table:table-cell table:style-name="ce14" office:value-type="string" calcext:value-type="string">
            <text:p>Años carnet conducir</text:p>
          </table:table-cell>
          <table:table-cell office:value-type="string" calcext:value-type="string">
            <text:p>Anni di patente di guida</text:p>
          </table:table-cell>
          <table:table-cell office:value-type="string" calcext:value-type="string">
            <text:p>Jahre Führerschein</text:p>
          </table:table-cell>
        </table:table-row>
        <table:table-row table:style-name="ro1">
          <table:table-cell table:style-name="ce14" office:value-type="string" calcext:value-type="string">
            <text:p>error_validacion_anyos_car</text:p>
          </table:table-cell>
          <table:table-cell office:value-type="string" calcext:value-type="string">
            <text:p>Minimum 2 years of driving licence</text:p>
          </table:table-cell>
          <table:table-cell table:style-name="Default" office:value-type="string" calcext:value-type="string">
            <text:p>Minimo tener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error_validacion_edad_conductor</text:p>
          </table:table-cell>
          <table:table-cell office:value-type="string" calcext:value-type="string">
            <text:p>Minimum 21 years of age, Maximum 90 years of age</text:p>
          </table:table-cell>
          <table:table-cell table:style-name="ce14" office:value-type="string" calcext:value-type="string">
            <text:p>Minimo 21 años, Maximo 90 años</text:p>
          </table:table-cell>
          <table:table-cell office:value-type="string" calcext:value-type="string">
            <text:p>Minimo 21 anni, Massimo 90 anni</text:p>
          </table:table-cell>
          <table:table-cell office:value-type="string" calcext:value-type="string">
            <text:p>Minimum 21 Jahre, Maximum 90 Jahre</text:p>
          </table:table-cell>
        </table:table-row>
        <table:table-row table:style-name="ro2">
          <table:table-cell table:style-name="ce14" office:value-type="string" calcext:value-type="string">
            <text:p>error_validacion_carnet_2_anyos</text:p>
          </table:table-cell>
          <table:table-cell office:value-type="string" calcext:value-type="string">
            <text:p>For young drivers, a minimum of 2 years of driving licence is required. </text:p>
          </table:table-cell>
          <table:table-cell table:style-name="ce14" office:value-type="string" calcext:value-type="string">
            <text:p>Para conductores jóvenes, se requiere de 2 años mínimos de carnet de conducir </text:p>
          </table:table-cell>
          <table:table-cell office:value-type="string" calcext:value-type="string">
            <text:p>Per i giovani conducenti, è richiesto un minimo di 2 anni di patente di guida. </text:p>
          </table:table-cell>
          <table:table-cell office:value-type="string" calcext:value-type="string">
            <text:p>Für junge Fahrer ist ein Führerschein von mindestens 2 Jahren erforderlich. </text:p>
          </table:table-cell>
        </table:table-row>
        <table:table-row table:style-name="ro2">
          <table:table-cell table:style-name="ce14" office:value-type="string" calcext:value-type="string">
            <text:p>error_validacion_edad_conductor_menos_20</text:p>
          </table:table-cell>
          <table:table-cell office:value-type="string" calcext:value-type="string">
            <text:p>For young drivers, the age must not be less than 21 years.</text:p>
          </table:table-cell>
          <table:table-cell table:style-name="ce14" office:value-type="string" calcext:value-type="string">
            <text:p>Para conductores jóvenes, la edad no puede ser inferior a 21 años</text:p>
          </table:table-cell>
          <table:table-cell office:value-type="string" calcext:value-type="string">
            <text:p>Per i giovani conducenti, l'età non può essere inferiore a 21 anni.</text:p>
          </table:table-cell>
          <table:table-cell office:value-type="string" calcext:value-type="string">
            <text:p>Bei jungen Fahrern darf das Alter nicht unter 21 Jahren liegen.</text:p>
          </table:table-cell>
        </table:table-row>
        <table:table-row table:style-name="ro2">
          <table:table-cell table:style-name="ce14" office:value-type="string" calcext:value-type="string">
            <text:p>error_validacion_edad_conductor_mas_70</text:p>
          </table:table-cell>
          <table:table-cell office:value-type="string" calcext:value-type="string">
            <text:p>The maximum age requirement for the driver is 70 years.</text:p>
          </table:table-cell>
          <table:table-cell table:style-name="ce14" office:value-type="string" calcext:value-type="string">
            <text:p>La edad máxima exigida para el conductor, es de 70 años</text:p>
          </table:table-cell>
          <table:table-cell office:value-type="string" calcext:value-type="string">
            <text:p>L'età massima richiesta per il conducente è di 70 anni.</text:p>
          </table:table-cell>
          <table:table-cell office:value-type="string" calcext:value-type="string">
            <text:p>Die maximale Altersanforderung für den Fahrer ist 70 Jahre.</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2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2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2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4" office:value-type="string" calcext:value-type="string">
            <text:p>idioma_it</text:p>
          </table:table-cell>
          <table:table-cell table:number-columns-repeated="4" office:value-type="string" calcext:value-type="string">
            <text:p>Italiano</text:p>
          </table:table-cell>
        </table:table-row>
        <table:table-row table:style-name="ro1">
          <table:table-cell office:value-type="string" calcext:value-type="string">
            <text:p>idioma_es</text:p>
          </table:table-cell>
          <table:table-cell table:number-columns-repeated="4" office:value-type="string" calcext:value-type="string">
            <text:p>Español</text:p>
          </table:table-cell>
        </table:table-row>
        <table:table-row table:style-name="ro1">
          <table:table-cell office:value-type="string" calcext:value-type="string">
            <text:p>idioma_de</text:p>
          </table:table-cell>
          <table:table-cell table:number-columns-repeated="4" office:value-type="string" calcext:value-type="string">
            <text:p>Deutsch</text:p>
          </table:table-cell>
        </table:table-row>
        <table:table-row table:style-name="ro1">
          <table:table-cell office:value-type="string" calcext:value-type="string">
            <text:p>idioma_en</text:p>
          </table:table-cell>
          <table:table-cell table:number-columns-repeated="4" office:value-type="string" calcext:value-type="string">
            <text:p>English</text:p>
          </table:table-cell>
        </table:table-row>
        <table:table-row table:style-name="ro1">
          <table:table-cell office:value-type="string" calcext:value-type="string">
            <text:p>idioma_fr</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de</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en</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2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2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4"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2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5">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2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6">
          <table:table-cell office:value-type="string" calcext:value-type="string">
            <text:p>aviso_edad_ofertas</text:p>
          </table:table-cell>
          <table:table-cell office:value-type="string" calcext:value-type="string">
            <text:p>Some vehicles may have young driver supplements (21 to 23 years of age and minimum 2 years of driving licence). If the selected vehicle requires a young driver surcharge, this surcharge will be shown in the offer.</text:p>
          </table:table-cell>
          <table:table-cell table:style-name="ce24" office:value-type="string" calcext:value-type="string">
            <text:p>Es posible que algunos vehículos tengan suplementos por <text:s/>conductor joven (21 a 23 años de edad y mínimo 2 años de Carnet de conducir). Si el vehículo seleccionado requiere un cargo por conductor joven, se mostrará en la oferta, dicho suplemento</text:p>
          </table:table-cell>
          <table:table-cell office:value-type="string" calcext:value-type="string">
            <text:p>Alcuni veicoli possono avere supplementi per giovani conducenti (da 21 a 23 anni di età e minimo 2 anni di patente). Se il veicolo selezionato richiede un supplemento per giovani conducenti, questo supplemento sarà indicato nell'offerta. </text:p>
          </table:table-cell>
          <table:table-cell office:value-type="string" calcext:value-type="string">
            <text:p>Für einige Fahrzeuge gibt es Zuschläge für junge Fahrer (21 bis 23 Jahre alt und mindestens 2 Jahre Führerschein). Wenn für das ausgewählte Fahrzeug ein Jungfahrerzuschlag erforderlich ist, wird dieser Zuschlag im Angebot angezeigt.</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2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2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2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2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2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2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2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2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2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2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Offer: vehicle includes cancellation without additional charges.</text:p>
          </table:table-cell>
          <table:table-cell table:style-name="Default" office:value-type="string" calcext:value-type="string">
            <text:p>Oferta: vehículo incluye cancelación sin cargos adicionales.</text:p>
          </table:table-cell>
          <table:table-cell office:value-type="string" calcext:value-type="string">
            <text:p>Offer: vehicle includes cancellation without additional charges.</text:p>
          </table:table-cell>
          <table:table-cell office:value-type="string" calcext:value-type="string">
            <text:p>Angebot: Fahrzeug beinhaltet Stornierung ohne zusätzliche Kosten.</text:p>
          </table:table-cell>
        </table:table-row>
        <table:table-row table:style-name="ro1">
          <table:table-cell table:style-name="ce14"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2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2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4" office:value-type="string" calcext:value-type="string">
            <text:p>modificaciones</text:p>
          </table:table-cell>
          <table:table-cell office:value-type="string" calcext:value-type="string">
            <text:p>Free modification</text:p>
          </table:table-cell>
          <table:table-cell table:style-name="ce2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4"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4"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3">
          <table:table-cell office:value-type="string" calcext:value-type="string">
            <text:p>tooltip_suplemento_noche_fuera_entrega</text:p>
          </table:table-cell>
          <table:table-cell office:value-type="string" calcext:value-type="string">
            <text:p>The return of the vehicle after the delivery date is subject to a supplement of X€ per day.</text:p>
          </table:table-cell>
          <table:table-cell table:style-name="ce24" office:value-type="string" calcext:value-type="string">
            <text:p>La devolución del vehículo fuera de plazo de entrega, tiene un suplemento de X€ <text:s/>diarios</text:p>
          </table:table-cell>
          <table:table-cell office:value-type="string" calcext:value-type="string">
            <text:p>La restituzione del veicolo dopo il tempo di consegna, ha un supplemento di X€ al giorno.</text:p>
          </table:table-cell>
          <table:table-cell office:value-type="string" calcext:value-type="string">
            <text:p>Die Rückgabe des Fahrzeugs nach der Lieferzeit, hat einen Zuschlag von X€ pro Tag.</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2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2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2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3">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2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2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4" office:value-type="string" calcext:value-type="string">
            <text:p>Cargo conductor joven: X € por dia.</text:p>
          </table:table-cell>
          <table:table-cell office:value-type="string" calcext:value-type="string">
            <text:p>Tariffa per giovani conducenti: X € al giorno.</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offer has a young driver supplement of X€ per day.</text:p>
          </table:table-cell>
          <table:table-cell table:style-name="ce14" office:value-type="string" calcext:value-type="string">
            <text:p>La oferta tiene un suplemento por conductor joven de X€ diarios.</text:p>
          </table:table-cell>
          <table:table-cell office:value-type="string" calcext:value-type="string">
            <text:p>L'offerta ha un supplemento per il giovane autista di X€ al giorno.</text:p>
          </table:table-cell>
          <table:table-cell office:value-type="string" calcext:value-type="string">
            <text:p>Das Angebot beinhaltet einen Zuschlag für junge Fahrer von X€ pro Tag.</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4"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4"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2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2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4" office:value-type="string" calcext:value-type="string">
            <text:p>precio_por</text:p>
          </table:table-cell>
          <table:table-cell office:value-type="string" calcext:value-type="string">
            <text:p>Price per</text:p>
          </table:table-cell>
          <table:table-cell table:style-name="ce2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2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2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4" office:value-type="string" calcext:value-type="string">
            <text:p>boton_reservar</text:p>
          </table:table-cell>
          <table:table-cell office:value-type="string" calcext:value-type="string">
            <text:p>Reserve</text:p>
          </table:table-cell>
          <table:table-cell table:style-name="ce2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4" office:value-type="string" calcext:value-type="string">
            <text:p>enero</text:p>
          </table:table-cell>
          <table:table-cell office:value-type="string" calcext:value-type="string">
            <text:p>January</text:p>
          </table:table-cell>
          <table:table-cell table:style-name="ce2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4" office:value-type="string" calcext:value-type="string">
            <text:p>febrero</text:p>
          </table:table-cell>
          <table:table-cell office:value-type="string" calcext:value-type="string">
            <text:p>February</text:p>
          </table:table-cell>
          <table:table-cell table:style-name="ce2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4" office:value-type="string" calcext:value-type="string">
            <text:p>marzo</text:p>
          </table:table-cell>
          <table:table-cell office:value-type="string" calcext:value-type="string">
            <text:p>March</text:p>
          </table:table-cell>
          <table:table-cell table:style-name="ce2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4" office:value-type="string" calcext:value-type="string">
            <text:p>abril</text:p>
          </table:table-cell>
          <table:table-cell office:value-type="string" calcext:value-type="string">
            <text:p>April</text:p>
          </table:table-cell>
          <table:table-cell table:style-name="ce2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4" office:value-type="string" calcext:value-type="string">
            <text:p>mayo</text:p>
          </table:table-cell>
          <table:table-cell office:value-type="string" calcext:value-type="string">
            <text:p>May</text:p>
          </table:table-cell>
          <table:table-cell table:style-name="ce2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junio</text:p>
          </table:table-cell>
          <table:table-cell office:value-type="string" calcext:value-type="string">
            <text:p>June</text:p>
          </table:table-cell>
          <table:table-cell table:style-name="ce2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4" office:value-type="string" calcext:value-type="string">
            <text:p>julio</text:p>
          </table:table-cell>
          <table:table-cell office:value-type="string" calcext:value-type="string">
            <text:p>July</text:p>
          </table:table-cell>
          <table:table-cell table:style-name="ce2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4" office:value-type="string" calcext:value-type="string">
            <text:p>agosto</text:p>
          </table:table-cell>
          <table:table-cell office:value-type="string" calcext:value-type="string">
            <text:p>August</text:p>
          </table:table-cell>
          <table:table-cell table:style-name="ce2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4" office:value-type="string" calcext:value-type="string">
            <text:p>septiembre</text:p>
          </table:table-cell>
          <table:table-cell office:value-type="string" calcext:value-type="string">
            <text:p>September</text:p>
          </table:table-cell>
          <table:table-cell table:style-name="ce2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4" office:value-type="string" calcext:value-type="string">
            <text:p>octubre</text:p>
          </table:table-cell>
          <table:table-cell office:value-type="string" calcext:value-type="string">
            <text:p>October</text:p>
          </table:table-cell>
          <table:table-cell table:style-name="ce2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4" office:value-type="string" calcext:value-type="string">
            <text:p>noviembre</text:p>
          </table:table-cell>
          <table:table-cell office:value-type="string" calcext:value-type="string">
            <text:p>November</text:p>
          </table:table-cell>
          <table:table-cell table:style-name="ce2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4" office:value-type="string" calcext:value-type="string">
            <text:p>diciembre</text:p>
          </table:table-cell>
          <table:table-cell office:value-type="string" calcext:value-type="string">
            <text:p>December</text:p>
          </table:table-cell>
          <table:table-cell table:style-name="ce2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4" office:value-type="string" calcext:value-type="string">
            <text:p>corto_febrero</text:p>
          </table:table-cell>
          <table:table-cell office:value-type="string" calcext:value-type="string">
            <text:p>Feb</text:p>
          </table:table-cell>
          <table:table-cell table:style-name="ce24" office:value-type="string" calcext:value-type="string">
            <text:p>Feb</text:p>
          </table:table-cell>
          <table:table-cell table:number-columns-repeated="2" office:value-type="string" calcext:value-type="string">
            <text:p>Feb</text:p>
          </table:table-cell>
        </table:table-row>
        <table:table-row table:style-name="ro1">
          <table:table-cell table:style-name="ce14" office:value-type="string" calcext:value-type="string">
            <text:p>corto_marzo</text:p>
          </table:table-cell>
          <table:table-cell office:value-type="string" calcext:value-type="string">
            <text:p>Mar</text:p>
          </table:table-cell>
          <table:table-cell table:style-name="ce24" office:value-type="string" calcext:value-type="string">
            <text:p>Mar</text:p>
          </table:table-cell>
          <table:table-cell table:number-columns-repeated="2" office:value-type="string" calcext:value-type="string">
            <text:p>Mar</text:p>
          </table:table-cell>
        </table:table-row>
        <table:table-row table:style-name="ro1">
          <table:table-cell table:style-name="ce14" office:value-type="string" calcext:value-type="string">
            <text:p>corto_abril</text:p>
          </table:table-cell>
          <table:table-cell office:value-type="string" calcext:value-type="string">
            <text:p>Apr</text:p>
          </table:table-cell>
          <table:table-cell table:style-name="ce24" office:value-type="string" calcext:value-type="string">
            <text:p>Abr</text:p>
          </table:table-cell>
          <table:table-cell table:number-columns-repeated="2" office:value-type="string" calcext:value-type="string">
            <text:p>Apr</text:p>
          </table:table-cell>
        </table:table-row>
        <table:table-row table:style-name="ro1">
          <table:table-cell table:style-name="ce14" office:value-type="string" calcext:value-type="string">
            <text:p>corto_mayo</text:p>
          </table:table-cell>
          <table:table-cell office:value-type="string" calcext:value-type="string">
            <text:p>May</text:p>
          </table:table-cell>
          <table:table-cell table:style-name="ce2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4" office:value-type="string" calcext:value-type="string">
            <text:p>corto_junio</text:p>
          </table:table-cell>
          <table:table-cell office:value-type="string" calcext:value-type="string">
            <text:p>Jun</text:p>
          </table:table-cell>
          <table:table-cell table:style-name="ce24" office:value-type="string" calcext:value-type="string">
            <text:p>Jun</text:p>
          </table:table-cell>
          <table:table-cell table:number-columns-repeated="2" office:value-type="string" calcext:value-type="string">
            <text:p>Jun</text:p>
          </table:table-cell>
        </table:table-row>
        <table:table-row table:style-name="ro1">
          <table:table-cell table:style-name="ce14" office:value-type="string" calcext:value-type="string">
            <text:p>corto_julio</text:p>
          </table:table-cell>
          <table:table-cell office:value-type="string" calcext:value-type="string">
            <text:p>Jul</text:p>
          </table:table-cell>
          <table:table-cell table:style-name="ce24" office:value-type="string" calcext:value-type="string">
            <text:p>Jul</text:p>
          </table:table-cell>
          <table:table-cell table:number-columns-repeated="2" office:value-type="string" calcext:value-type="string">
            <text:p>Jul</text:p>
          </table:table-cell>
        </table:table-row>
        <table:table-row table:style-name="ro1">
          <table:table-cell table:style-name="ce14" office:value-type="string" calcext:value-type="string">
            <text:p>corto_agosto</text:p>
          </table:table-cell>
          <table:table-cell office:value-type="string" calcext:value-type="string">
            <text:p>Aug</text:p>
          </table:table-cell>
          <table:table-cell table:style-name="ce2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4" office:value-type="string" calcext:value-type="string">
            <text:p>corto_septiembre</text:p>
          </table:table-cell>
          <table:table-cell office:value-type="string" calcext:value-type="string">
            <text:p>Sep</text:p>
          </table:table-cell>
          <table:table-cell table:style-name="ce24" office:value-type="string" calcext:value-type="string">
            <text:p>Sep</text:p>
          </table:table-cell>
          <table:table-cell table:number-columns-repeated="2" office:value-type="string" calcext:value-type="string">
            <text:p>Sep</text:p>
          </table:table-cell>
        </table:table-row>
        <table:table-row table:style-name="ro1">
          <table:table-cell table:style-name="ce14" office:value-type="string" calcext:value-type="string">
            <text:p>corto_octubre</text:p>
          </table:table-cell>
          <table:table-cell office:value-type="string" calcext:value-type="string">
            <text:p>Oct</text:p>
          </table:table-cell>
          <table:table-cell table:style-name="ce2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4" office:value-type="string" calcext:value-type="string">
            <text:p>corto_noviembre</text:p>
          </table:table-cell>
          <table:table-cell office:value-type="string" calcext:value-type="string">
            <text:p>Nov</text:p>
          </table:table-cell>
          <table:table-cell table:style-name="ce24" office:value-type="string" calcext:value-type="string">
            <text:p>Nov</text:p>
          </table:table-cell>
          <table:table-cell table:number-columns-repeated="2" office:value-type="string" calcext:value-type="string">
            <text:p>Nov</text:p>
          </table:table-cell>
        </table:table-row>
        <table:table-row table:style-name="ro1">
          <table:table-cell table:style-name="ce14" office:value-type="string" calcext:value-type="string">
            <text:p>corto_diciembre</text:p>
          </table:table-cell>
          <table:table-cell office:value-type="string" calcext:value-type="string">
            <text:p>Dec</text:p>
          </table:table-cell>
          <table:table-cell table:style-name="ce2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4" office:value-type="string" calcext:value-type="string">
            <text:p>domingo</text:p>
          </table:table-cell>
          <table:table-cell office:value-type="string" calcext:value-type="string">
            <text:p>Sunday</text:p>
          </table:table-cell>
          <table:table-cell table:style-name="ce2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4" office:value-type="string" calcext:value-type="string">
            <text:p>lunes</text:p>
          </table:table-cell>
          <table:table-cell office:value-type="string" calcext:value-type="string">
            <text:p>Monday</text:p>
          </table:table-cell>
          <table:table-cell table:style-name="ce2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4" office:value-type="string" calcext:value-type="string">
            <text:p>martes</text:p>
          </table:table-cell>
          <table:table-cell office:value-type="string" calcext:value-type="string">
            <text:p>Tuesday</text:p>
          </table:table-cell>
          <table:table-cell table:style-name="ce2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4" office:value-type="string" calcext:value-type="string">
            <text:p>miercoles</text:p>
          </table:table-cell>
          <table:table-cell office:value-type="string" calcext:value-type="string">
            <text:p>Wednesday</text:p>
          </table:table-cell>
          <table:table-cell table:style-name="ce2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4" office:value-type="string" calcext:value-type="string">
            <text:p>jueves</text:p>
          </table:table-cell>
          <table:table-cell office:value-type="string" calcext:value-type="string">
            <text:p>Thursday</text:p>
          </table:table-cell>
          <table:table-cell table:style-name="ce2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4" office:value-type="string" calcext:value-type="string">
            <text:p>viernes</text:p>
          </table:table-cell>
          <table:table-cell office:value-type="string" calcext:value-type="string">
            <text:p>Friday</text:p>
          </table:table-cell>
          <table:table-cell table:style-name="ce2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4" office:value-type="string" calcext:value-type="string">
            <text:p>sabado</text:p>
          </table:table-cell>
          <table:table-cell office:value-type="string" calcext:value-type="string">
            <text:p>Saturday</text:p>
          </table:table-cell>
          <table:table-cell table:style-name="ce2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4"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corto_lunes</text:p>
          </table:table-cell>
          <table:table-cell office:value-type="string" calcext:value-type="string">
            <text:p>Mon</text:p>
          </table:table-cell>
          <table:table-cell table:style-name="ce2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corto_martes</text:p>
          </table:table-cell>
          <table:table-cell office:value-type="string" calcext:value-type="string">
            <text:p>Tue</text:p>
          </table:table-cell>
          <table:table-cell table:style-name="ce2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corto_miercoles</text:p>
          </table:table-cell>
          <table:table-cell office:value-type="string" calcext:value-type="string">
            <text:p>Wed</text:p>
          </table:table-cell>
          <table:table-cell table:style-name="ce2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corto_jueves</text:p>
          </table:table-cell>
          <table:table-cell office:value-type="string" calcext:value-type="string">
            <text:p>Thu</text:p>
          </table:table-cell>
          <table:table-cell table:style-name="ce24" office:value-type="string" calcext:value-type="string">
            <text:p>Jue</text:p>
          </table:table-cell>
          <table:table-cell table:number-columns-repeated="2" office:value-type="string" calcext:value-type="string">
            <text:p>Thu</text:p>
          </table:table-cell>
        </table:table-row>
        <table:table-row table:style-name="ro1">
          <table:table-cell table:style-name="ce14" office:value-type="string" calcext:value-type="string">
            <text:p>corto_viernes</text:p>
          </table:table-cell>
          <table:table-cell office:value-type="string" calcext:value-type="string">
            <text:p>Fri</text:p>
          </table:table-cell>
          <table:table-cell table:style-name="ce2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corto_sabado</text:p>
          </table:table-cell>
          <table:table-cell office:value-type="string" calcext:value-type="string">
            <text:p>Sat</text:p>
          </table:table-cell>
          <table:table-cell table:style-name="ce24" office:value-type="string" calcext:value-type="string">
            <text:p>Sab</text:p>
          </table:table-cell>
          <table:table-cell table:number-columns-repeated="2" office:value-type="string" calcext:value-type="string">
            <text:p>Sat</text:p>
          </table:table-cell>
        </table:table-row>
        <table:table-row table:style-name="ro1">
          <table:table-cell table:style-name="ce14" office:value-type="string" calcext:value-type="string">
            <text:p>min_domingo</text:p>
          </table:table-cell>
          <table:table-cell office:value-type="string" calcext:value-type="string">
            <text:p>Su</text:p>
          </table:table-cell>
          <table:table-cell table:style-name="ce2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4" office:value-type="string" calcext:value-type="string">
            <text:p>min_lunes</text:p>
          </table:table-cell>
          <table:table-cell office:value-type="string" calcext:value-type="string">
            <text:p>Mo</text:p>
          </table:table-cell>
          <table:table-cell table:style-name="ce2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4" office:value-type="string" calcext:value-type="string">
            <text:p>min_martes</text:p>
          </table:table-cell>
          <table:table-cell office:value-type="string" calcext:value-type="string">
            <text:p>Tu</text:p>
          </table:table-cell>
          <table:table-cell table:style-name="ce2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4" office:value-type="string" calcext:value-type="string">
            <text:p>min_miercoles</text:p>
          </table:table-cell>
          <table:table-cell office:value-type="string" calcext:value-type="string">
            <text:p>We</text:p>
          </table:table-cell>
          <table:table-cell table:style-name="ce2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4" office:value-type="string" calcext:value-type="string">
            <text:p>min_jueves</text:p>
          </table:table-cell>
          <table:table-cell office:value-type="string" calcext:value-type="string">
            <text:p>Th</text:p>
          </table:table-cell>
          <table:table-cell table:style-name="ce24" office:value-type="string" calcext:value-type="string">
            <text:p>Ju</text:p>
          </table:table-cell>
          <table:table-cell table:number-columns-repeated="2" office:value-type="string" calcext:value-type="string">
            <text:p>Thu</text:p>
          </table:table-cell>
        </table:table-row>
        <table:table-row table:style-name="ro1">
          <table:table-cell table:style-name="ce14" office:value-type="string" calcext:value-type="string">
            <text:p>min_viernes</text:p>
          </table:table-cell>
          <table:table-cell office:value-type="string" calcext:value-type="string">
            <text:p>Fr</text:p>
          </table:table-cell>
          <table:table-cell table:style-name="ce2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4" office:value-type="string" calcext:value-type="string">
            <text:p>min_sabado</text:p>
          </table:table-cell>
          <table:table-cell office:value-type="string" calcext:value-type="string">
            <text:p>Sa</text:p>
          </table:table-cell>
          <table:table-cell table:style-name="ce24" office:value-type="string" calcext:value-type="string">
            <text:p>Sa</text:p>
          </table:table-cell>
          <table:table-cell table:number-columns-repeated="2" office:value-type="string" calcext:value-type="string">
            <text:p>Sa</text:p>
          </table:table-cell>
        </table:table-row>
        <table:table-row table:style-name="ro1">
          <table:table-cell table:style-name="ce14" office:value-type="string" calcext:value-type="string">
            <text:p>cerrar_clock</text:p>
          </table:table-cell>
          <table:table-cell office:value-type="string" calcext:value-type="string">
            <text:p>Close</text:p>
          </table:table-cell>
          <table:table-cell table:style-name="ce2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4" office:value-type="string" calcext:value-type="string">
            <text:p>anterior_clock</text:p>
          </table:table-cell>
          <table:table-cell office:value-type="string" calcext:value-type="string">
            <text:p>&lt; Prev</text:p>
          </table:table-cell>
          <table:table-cell table:style-name="ce14"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4" office:value-type="string" calcext:value-type="string">
            <text:p>siguiente_clock</text:p>
          </table:table-cell>
          <table:table-cell office:value-type="string" calcext:value-type="string">
            <text:p>Next &gt;</text:p>
          </table:table-cell>
          <table:table-cell table:style-name="ce14"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4" office:value-type="string" calcext:value-type="string">
            <text:p>hoy_clock</text:p>
          </table:table-cell>
          <table:table-cell office:value-type="string" calcext:value-type="string">
            <text:p>Today</text:p>
          </table:table-cell>
          <table:table-cell table:style-name="ce2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2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2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2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4" office:value-type="string" calcext:value-type="string">
            <text:p>alt_icono_condiciones</text:p>
          </table:table-cell>
          <table:table-cell table:style-name="ce14"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2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4" office:value-type="string" calcext:value-type="string">
            <text:p>alt_cambio_manual</text:p>
          </table:table-cell>
          <table:table-cell table:style-name="ce14"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4" office:value-type="string" calcext:value-type="string">
            <text:p>alt_cambio_auto</text:p>
          </table:table-cell>
          <table:table-cell table:style-name="ce14"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4"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4"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4"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2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2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4"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4"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4"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4"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4"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4"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4"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4"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4"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4"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4"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4"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4"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4"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4" office:value-type="string" calcext:value-type="string">
            <text:p>permiso_conducir_interna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conductor_adicional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4" office:value-type="string" calcext:value-type="string">
            <text:p>pago_condiciones_descripcion</text:p>
          </table:table-cell>
          <table:table-cell table:number-columns-repeated="2" table:style-name="ce14"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4"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4"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3">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4"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3">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4"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4"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4"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4"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Price includes collision insurance</text:p>
          </table:table-cell>
          <table:table-cell table:style-name="ce14" office:value-type="string" calcext:value-type="string">
            <text:p>El precio incluye seguro por colision</text:p>
          </table:table-cell>
          <table:table-cell office:value-type="string" calcext:value-type="string">
            <text:p>Il prezzo include l'assicurazione contro le collisioni</text:p>
          </table:table-cell>
          <table:table-cell office:value-type="string" calcext:value-type="string">
            <text:p>Preis inklusive 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4"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4"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4"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4"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4"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Insurance included</text:p>
          </table:table-cell>
          <table:table-cell table:style-name="ce14" office:value-type="string" calcext:value-type="string">
            <text:p>Seguro incluido</text:p>
          </table:table-cell>
          <table:table-cell office:value-type="string" calcext:value-type="string">
            <text:p>Assicurazione inclusa</text:p>
          </table:table-cell>
          <table:table-cell office:value-type="string" calcext:value-type="string">
            <text:p>Versicherung inklusive</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4"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7">
          <table:table-cell office:value-type="string" calcext:value-type="string">
            <text:p>asientos_titulo</text:p>
          </table:table-cell>
          <table:table-cell office:value-type="string" calcext:value-type="string">
            <text:p>Child seats</text:p>
          </table:table-cell>
          <table:table-cell table:style-name="ce25"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4"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4"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4"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2">
          <table:table-cell office:value-type="string" calcext:value-type="string">
            <text:p>title_seguro_todoriesgo</text:p>
          </table:table-cell>
          <table:table-cell office:value-type="string" calcext:value-type="string">
            <text:p>The offer includes Collision Insurance (SCDW).</text:p>
          </table:table-cell>
          <table:table-cell table:style-name="ce14" office:value-type="string" calcext:value-type="string">
            <text:p>La oferta incluye un Seguro de Colisión (SCDW)</text:p>
          </table:table-cell>
          <table:table-cell office:value-type="string" calcext:value-type="string">
            <text:p>L'offerta include l'assicurazione di collisione (SCDW).</text:p>
          </table:table-cell>
          <table:table-cell office:value-type="string" calcext:value-type="string">
            <text:p>Das Angebot beinhaltet eine Kaskoversicherung (SCDW).</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4"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4">
          <table:table-cell office:value-type="string" calcext:value-type="string">
            <text:p>title_cancelar</text:p>
          </table:table-cell>
          <table:table-cell office:value-type="string" calcext:value-type="string">
            <text:p>In addition, the offer includes the possibility to request the cancellation of the reservation 48 hours before pick-up, free of charge.</text:p>
          </table:table-cell>
          <table:table-cell table:style-name="ce14" office:value-type="string" calcext:value-type="string">
            <text:p>Además la oferta incluye la posibilidad de solicitar la cancelación de la reserva 48 horas antes de la recogida, sin costo alguno.</text:p>
          </table:table-cell>
          <table:table-cell office:value-type="string" calcext:value-type="string">
            <text:p>In addition, the offer includes the possibility to request the cancellation of the reservation 48 hours before pick-up, free of charge.</text:p>
          </table:table-cell>
          <table:table-cell office:value-type="string" calcext:value-type="string">
            <text:p>Darüber hinaus beinhaltet das Angebot die Möglichkeit, die Stornierung der Reservierung 48 Stunden vor der Abholung kostenlos zu beantrag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4"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4"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4"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4"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4"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elevadores_tooltip</text:p>
          </table:table-cell>
          <table:table-cell office:value-type="string" calcext:value-type="string">
            <text:p>Child booster seats, no additional charge or supplement in the offer.</text:p>
          </table:table-cell>
          <table:table-cell office:value-type="string" calcext:value-type="string">
            <text:p>Los elevadores de niños, No tienen cargo o suplemento adicional en la oferta</text:p>
          </table:table-cell>
          <table:table-cell office:value-type="string" calcext:value-type="string">
            <text:p>Cestini per bambini, nessun costo aggiuntivo o supplemento nell'offerta</text:p>
          </table:table-cell>
          <table:table-cell office:value-type="string" calcext:value-type="string">
            <text:p>Kindersitze, kein Aufpreis oder Zuschlag im Angebot</text:p>
          </table:table-cell>
        </table:table-row>
        <table:table-row table:style-name="ro1">
          <table:table-cell office:value-type="string" calcext:value-type="string">
            <text:p>asientos_tooltip</text:p>
          </table:table-cell>
          <table:table-cell office:value-type="string" calcext:value-type="string">
            <text:p>Child seats, no additional charge or supplement in the offer.</text:p>
          </table:table-cell>
          <table:table-cell office:value-type="string" calcext:value-type="string">
            <text:p>Los asientos de niños, No tienen cargo o suplemento adicional en la oferta</text:p>
          </table:table-cell>
          <table:table-cell office:value-type="string" calcext:value-type="string">
            <text:p>Seggiolini per bambini, non vi è alcun costo aggiuntivo o supplemento nell'offerta.</text:p>
          </table:table-cell>
          <table:table-cell office:value-type="string" calcext:value-type="string">
            <text:p>Kindersitze, es ist kein Aufpreis oder Zuschlag im Angebot.</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4"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4"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4"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4"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4"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4"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4"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4"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4"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3">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4"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4"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4"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4"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4" office:value-type="string" calcext:value-type="string">
            <text:p>titulo_privacidad</text:p>
          </table:table-cell>
          <table:table-cell office:value-type="string" calcext:value-type="string">
            <text:p>Privacy policy</text:p>
          </table:table-cell>
          <table:table-cell table:style-name="ce21"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4"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4"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4" office:value-type="string" calcext:value-type="string">
            <text:p>In case we need to reach you urgently</text:p>
          </table:table-cell>
          <table:table-cell table:style-name="ce14" office:value-type="string" calcext:value-type="string">
            <text:p>Por si tenemos que contactar contigo</text:p>
          </table:table-cell>
          <table:table-cell table:style-name="ce14" office:value-type="string" calcext:value-type="string">
            <text:p>Se abbiamo bisogno di contattarti urgentemente</text:p>
          </table:table-cell>
          <table:table-cell table:style-name="ce14"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4"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8">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26"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table-cell office:value-type="string" calcext:value-type="string">
            <text:p>privacidad_contenido</text:p>
          </table:table-cell>
          <table:table-cell office:value-type="string" calcext:value-type="string">
            <text:p>removed</text:p>
          </table:table-cell>
          <table:table-cell table:style-name="ce22" office:value-type="string" calcext:value-type="string">
            <text:p>removed</text:p>
          </table:table-cell>
          <table:table-cell table:number-columns-repeated="2" office:value-type="string" calcext:value-type="string">
            <text:p>remove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22"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22"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22"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22"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22"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22"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4"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4"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22"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22"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4" office:value-type="string" calcext:value-type="string">
            <text:p>vehiculo_seleccionado</text:p>
          </table:table-cell>
          <table:table-cell office:value-type="string" calcext:value-type="string">
            <text:p>SELECTED VEHICLE</text:p>
          </table:table-cell>
          <table:table-cell table:style-name="ce22"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4" office:value-type="string" calcext:value-type="string">
            <text:p>alt_icono_no_chequeo_reserva</text:p>
          </table:table-cell>
          <table:table-cell office:value-type="string" calcext:value-type="string">
            <text:p>error not checking checkbox</text:p>
          </table:table-cell>
          <table:table-cell table:style-name="ce14"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4"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table:style-name="ce14" office:value-type="string" calcext:value-type="string">
            <text:p>RESERVATION PICK-UP</text:p>
          </table:table-cell>
          <table:table-cell table:style-name="ce14" office:value-type="string" calcext:value-type="string">
            <text:p>RECOGIDA DE RESERVA</text:p>
          </table:table-cell>
          <table:table-cell table:style-name="ce14" office:value-type="string" calcext:value-type="string">
            <text:p>PRENOTAZIONE RACCOLTA</text:p>
          </table:table-cell>
          <table:table-cell table:style-name="ce14" office:value-type="string" calcext:value-type="string">
            <text:p>BUCHUNGSBESTAND</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22"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4" office:value-type="string" calcext:value-type="string">
            <text:p>SÍGUENOS</text:p>
          </table:table-cell>
          <table:table-cell office:value-type="string" calcext:value-type="string">
            <text:p>SEGUICI</text:p>
          </table:table-cell>
          <table:table-cell table:style-name="ce14"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4"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22"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4"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4"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22"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4"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4" office:value-type="string" calcext:value-type="string">
            <text:p>Política de cance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4"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4"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nosotros_footer</text:p>
          </table:table-cell>
          <table:table-cell office:value-type="string" calcext:value-type="string">
            <text:p>We</text:p>
          </table:table-cell>
          <table:table-cell table:style-name="ce14" office:value-type="string" calcext:value-type="string">
            <text:p>Nosotros</text:p>
          </table:table-cell>
          <table:table-cell office:value-type="string" calcext:value-type="string">
            <text:p>Noi</text:p>
          </table:table-cell>
          <table:table-cell office:value-type="string" calcext:value-type="string">
            <text:p>Wir</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4"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table-cell table:style-name="ce14" office:value-type="string" calcext:value-type="string">
            <text:p>titulo_politica_anulacion_footer</text:p>
          </table:table-cell>
          <table:table-cell table:style-name="ce21" office:value-type="string" calcext:value-type="string">
            <text:p>Cancellation policy</text:p>
          </table:table-cell>
          <table:table-cell table:style-name="ce14" office:value-type="string" calcext:value-type="string">
            <text:p>Politica de cancelación</text:p>
          </table:table-cell>
          <table:table-cell table:style-name="ce14" office:value-type="string" calcext:value-type="string">
            <text:p>Politica di cancellazione</text:p>
          </table:table-cell>
          <table:table-cell table:style-name="ce14" office:value-type="string" calcext:value-type="string">
            <text:p>Stornierungsbedingungen</text:p>
          </table:table-cell>
        </table:table-row>
        <table:table-row table:style-name="ro9">
          <table:table-cell table:style-name="ce14" office:value-type="string" calcext:value-type="string">
            <text:p>contenido_politica_anulacion_footer</text:p>
          </table:table-cell>
          <table:table-cell table:style-name="ce14" office:value-type="string" calcext:value-type="string">
            <text:p>In order to receive a refund for a prepaid reservation, you must cancel at least 48 hours before the start date of the rental by emailing servicios@rentcarmallorca.es. No refunds will be made for no-shows or non-collection of the vehicle.</text:p>
          </table:table-cell>
          <table:table-cell table:style-name="ce14" office:value-type="string" calcext:value-type="string">
            <text:p>Para que se le devuelva el dinero de una reserva prepagada, es obligatorio que la cancele mínimo 48 horas antes de la fecha de comienzo del alquiler y a través <text:s/>del correo electrónico servicios@rentcarmallorca.es <text:s/>No se realizará devolución alguna por no comparecencia, o no retirada del vehículo.</text:p>
          </table:table-cell>
          <table:table-cell table:style-name="ce14" office:value-type="string" calcext:value-type="string">
            <text:p>Al fine di essere rimborsato per una prenotazione prepagata, è obbligatorio che si annulla almeno 48 ore prima della data di inizio del noleggio e attraverso l'e-mail servicios@rentcarmallorca.es Nessun rimborso sarà effettuato per no-show, o mancato ritiro del veicolo.</text:p>
          </table:table-cell>
          <table:table-cell table:style-name="ce14" office:value-type="string" calcext:value-type="string">
            <text:p>Um eine Rückerstattung für eine vorausbezahlte Reservierung zu erhalten, ist es zwingend erforderlich, dass Sie diese mindestens 48 Stunden vor dem Startdatum der Anmietung und über die E-Mail servicios@rentcarmallorca.es stornieren. Bei Nichterscheinen oder Nichtabholung des Fahrzeugs erfolgt keine Rückerstattung.</text:p>
          </table:table-cell>
        </table:table-row>
        <table:table-row table:style-name="ro1">
          <table:table-cell table:style-name="ce14" office:value-type="string" calcext:value-type="string">
            <text:p>titulo_seguro_footer</text:p>
          </table:table-cell>
          <table:table-cell table:style-name="ce14" office:value-type="string" calcext:value-type="string">
            <text:p>Insurance</text:p>
          </table:table-cell>
          <table:table-cell table:style-name="ce14" office:value-type="string" calcext:value-type="string">
            <text:p>Seguro</text:p>
          </table:table-cell>
          <table:table-cell table:style-name="ce14" office:value-type="string" calcext:value-type="string">
            <text:p>Assicurazione</text:p>
          </table:table-cell>
          <table:table-cell table:style-name="ce21" office:value-type="string" calcext:value-type="string">
            <text:p>Versicherung</text:p>
          </table:table-cell>
        </table:table-row>
        <table:table-row table:style-name="ro10">
          <table:table-cell table:style-name="ce14" office:value-type="string" calcext:value-type="string">
            <text:p>contenido_seguro_footer</text:p>
          </table:table-cell>
          <table:table-cell table:style-name="ce14" office:value-type="string" calcext:value-type="string">
            <text:p>The insurance includes collision insurance. Please note that customer negligence is never included in the Super Collision Damage Waiver (SCDW). Lost or broken keys are not included in the insurance. </text:p>
          </table:table-cell>
          <table:table-cell table:style-name="ce14"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14"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14"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2">
          <table:table-cell table:style-name="ce14" office:value-type="string" calcext:value-type="string">
            <text:p>titulo_sillas_footer</text:p>
          </table:table-cell>
          <table:table-cell table:style-name="ce14" office:value-type="string" calcext:value-type="string">
            <text:p>Child seats and boosters</text:p>
          </table:table-cell>
          <table:table-cell table:style-name="ce14" office:value-type="string" calcext:value-type="string">
            <text:p>Sillas y elevadores de niños</text:p>
          </table:table-cell>
          <table:table-cell table:style-name="ce14" office:value-type="string" calcext:value-type="string">
            <text:p>Seggiolini per bambini e seggiolini</text:p>
          </table:table-cell>
          <table:table-cell table:style-name="ce14" office:value-type="string" calcext:value-type="string">
            <text:p>Kindersitze und Sitzerhöhungen</text:p>
          </table:table-cell>
        </table:table-row>
        <table:table-row table:style-name="ro9">
          <table:table-cell table:style-name="ce14" office:value-type="string" calcext:value-type="string">
            <text:p>contenido_sillas_footer</text:p>
          </table:table-cell>
          <table:table-cell table:style-name="ce14" office:value-type="string" calcext:value-type="string">
            <text:p>Child seats and boosters are approved according to European regulations (CE). There is no charge or supplement in the offer. This is a free service for our customers. Please check age and weight specifications when making your booking. This service is subject to availability.</text:p>
          </table:table-cell>
          <table:table-cell table:style-name="ce14" office:value-type="string" calcext:value-type="string">
            <text:p>Los asientos y elevadores de niños, están homologados según las normativas europeas (CE). No tienen ningún cargo o suplemento en la oferta. Este es un servicio gratuito para nuestros clientes. Revise especificaciones de edad y peso a la hora de seleccionarlo en su reserva. Este servicio está sujeto a disponibilidad.</text:p>
          </table:table-cell>
          <table:table-cell table:style-name="ce14" office:value-type="string" calcext:value-type="string">
            <text:p>I seggiolini per bambini e i rialzi sono approvati secondo le normative europee (CE). Non c'è nessun costo o supplemento nell'offerta. Questo è un servizio gratuito per i nostri clienti. Si prega di controllare le specifiche di età e peso al momento della prenotazione. Questo servizio è soggetto a disponibilità.</text:p>
          </table:table-cell>
          <table:table-cell table:style-name="ce14" office:value-type="string" calcext:value-type="string">
            <text:p>Die Kindersitze und Sitzerhöhungen sind nach den europäischen Vorschriften (CE) zugelassen. Das Angebot ist kostenlos und ohne Aufpreis. Dies ist ein kostenloser Service für unsere Kunden. Bitte überprüfen Sie die Alters- und Gewichtsangaben bei der Auswahl in Ihrer Reservierung. Dieser Service ist abhängig von der Verfügbarkeit.</text:p>
          </table:table-cell>
        </table:table-row>
        <table:table-row table:style-name="ro1">
          <table:table-cell table:style-name="ce14" office:value-type="string" calcext:value-type="string">
            <text:p>titulo_nosotros_footer</text:p>
          </table:table-cell>
          <table:table-cell table:style-name="ce14" office:value-type="string" calcext:value-type="string">
            <text:p>About us</text:p>
          </table:table-cell>
          <table:table-cell table:style-name="ce14" office:value-type="string" calcext:value-type="string">
            <text:p>Nosotros</text:p>
          </table:table-cell>
          <table:table-cell table:style-name="ce14" office:value-type="string" calcext:value-type="string">
            <text:p>Chi siamo</text:p>
          </table:table-cell>
          <table:table-cell table:style-name="ce14" office:value-type="string" calcext:value-type="string">
            <text:p>Über uns</text:p>
          </table:table-cell>
        </table:table-row>
        <table:table-row table:style-name="ro11">
          <table:table-cell table:style-name="ce14" office:value-type="string" calcext:value-type="string">
            <text:p>contenido_nosotros_footer</text:p>
          </table:table-cell>
          <table:table-cell table:style-name="ce14" office:value-type="string" calcext:value-type="string">
            <text:p>At RentCarMallorca.es we strive to offer the best service, at the most competitive prices in our environment, worrying mainly about the punctuality and seriousness that characterizes us and as collaborators of VuelaCar, we have a fleet of vehicles in the best technical and safety conditions. So that this trip to our wonderful island will be an unforgettable memory. <text:s/>If you have any doubts or queries, please do not hesitate to contact us at our e-mail address, servicios@rentcarmallorca.es where we will be happy to answer your questions. </text:p>
          </table:table-cell>
          <table:table-cell table:style-name="ce14" office:value-type="string" calcext:value-type="string">
            <text:p>En RentCarMallorca.es nos esforzamos en ofrecer el mejor servicio, a precios más competitivos de nuestro entorno, preocupándonos principalmente por la puntualidad y seriedad que nos caracteriza y como colaboradores de VuelaCar, disponemos de una flota de vehículos en las mejores condiciones técnicas y de seguridad. Para que este viaje a nuestra maravillosa isla sea un recuerdo inolvidable. <text:s/>Para cualquier duda o consulta, no dude en ponerse en contacto con nosotros a nuestra dirección de correo electrónico, servicios@rentcarmallorca.es <text:s/>donde <text:s/>con todo gusto responderemos a vuestras consultas.</text:p>
          </table:table-cell>
          <table:table-cell table:style-name="ce14" office:value-type="string" calcext:value-type="string">
            <text:p>In RentCarMallorca.es ci sforziamo di offrire il miglior servizio ai prezzi più competitivi nel nostro ambiente, principalmente preoccupato per la puntualità e affidabilità che ci caratterizza e come partner di VuelaCar, abbiamo una flotta di veicoli nelle migliori condizioni tecniche e di sicurezza. Affinché questo viaggio nella nostra meravigliosa isola sia un ricordo indimenticabile. <text:s/>Per qualsiasi domanda o richiesta, non esitate a contattarci al nostro indirizzo e-mail, servicios@rentcarmallorca.es dove saremo lieti di rispondere alle vostre domande.</text:p>
          </table:table-cell>
          <table:table-cell table:style-name="ce14" office:value-type="string" calcext:value-type="string">
            <text:p>In RentCarMallorca.es bemühen wir uns, den besten Service zu den wettbewerbsfähigsten Preisen in unserer Umgebung anzubieten, wobei wir uns vor allem um die Pünktlichkeit und Zuverlässigkeit kümmern, die uns auszeichnet. Als Partner von VuelaCar verfügen wir über eine Fahrzeugflotte in den besten technischen und Sicherheitsbedingungen. Damit diese Reise auf unsere wunderschöne Insel zu einer unvergesslichen Erinnerung wird. <text:s/>Bei Fragen oder Unklarheiten stehen wir Ihnen unter unserer E-Mail-Adresse servicios@rentcarmallorca.es gerne zur Verfügung.</text:p>
          </table:table-cell>
        </table:table-row>
        <table:table-row table:style-name="ro2">
          <table:table-cell table:style-name="ce14" office:value-type="string" calcext:value-type="string">
            <text:p>inscritoko</text:p>
          </table:table-cell>
          <table:table-cell table:style-name="ce14" office:value-type="string" calcext:value-type="string">
            <text:p>Failure to register</text:p>
          </table:table-cell>
          <table:table-cell table:style-name="ce14" office:value-type="string" calcext:value-type="string">
            <text:p>Fallo al inscribirse</text:p>
          </table:table-cell>
          <table:table-cell table:style-name="ce14" office:value-type="string" calcext:value-type="string">
            <text:p>Mancata registrazione</text:p>
          </table:table-cell>
          <table:table-cell table:style-name="ce14" office:value-type="string" calcext:value-type="string">
            <text:p>Versäumnis der Registrierung</text:p>
          </table:table-cell>
        </table:table-row>
        <table:table-row table:style-name="ro1">
          <table:table-cell table:style-name="ce14" office:value-type="string" calcext:value-type="string">
            <text:p>inscritook</text:p>
          </table:table-cell>
          <table:table-cell office:value-type="string" calcext:value-type="string">
            <text:p>Correctly registered</text:p>
          </table:table-cell>
          <table:table-cell table:style-name="ce22" office:value-type="string" calcext:value-type="string">
            <text:p>Inscrito correctamente</text:p>
          </table:table-cell>
          <table:table-cell office:value-type="string" calcext:value-type="string">
            <text:p>Correttamente registrato</text:p>
          </table:table-cell>
          <table:table-cell office:value-type="string" calcext:value-type="string">
            <text:p>Korrekt registriert</text:p>
          </table:table-cell>
        </table:table-row>
        <table:table-row table:style-name="ro1">
          <table:table-cell office:value-type="string" calcext:value-type="string">
            <text:p>registro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text:s text:c="4"/>&lt;br&gt;&lt;br&gt; <text:s text:c="4"/>Gracias por elegir {C1}. <text:s text:c="4"/>&lt;br&gt;&lt;br&gt; <text:s text:c="4"/>Este mensaje es para informarle que hemos registrado correctamente su reserva de {D1} o similar, entre las fechas de {E1} / {F1}. En breve recibirá un correo electrónico con la confirmación <text:s/>de su reserva. Recuerde que el día de la recogida del vehículo, debe presentar su localizador de reserva. &lt;br&gt;&lt;br&gt; <text:s text:c="4"/>Los datos de su reserva son: <text:s text:c="4"/>&lt;br&gt;&lt;br&gt;{Z3}&lt;hr&gt; <text:s text:c="3"/>Localizador: {G1} <text:s text:c="4"/>&lt;br&gt; <text:s text:c="4"/>Vehículo: {D1} o similar &lt;br&gt; <text:s text:c="4"/>Fecha de recogida: {E1} {E3} <text:s text:c="4"/>&lt;br&gt; <text:s text:c="4"/>Fecha de Devolución: {F1} {E4} <text:s text:c="4"/>&lt;br&gt; <text:s text:c="4"/>Numero Asientos niños: {D2} <text:s text:c="4"/>&lt;br&gt; <text:s text:c="4"/>Numero Elevadores niños: {D3} <text:s text:c="4"/>&lt;br&gt;&lt;br&gt; <text:s text:c="4"/>Si necesita ponerse en contacto, para cualquier duda o información sobre su reserva, nuestro correo electrónico es {H1}.&lt;br&gt;&lt;br&gt; &lt;hr&gt;{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 </text:p>
          </table:table-cell>
        </table:table-row>
        <table:table-row table:style-name="ro1">
          <table:table-cell office:value-type="string" calcext:value-type="string">
            <text:p>reserva_confirmacion</text:p>
          </table:table-cell>
          <table:table-cell office:value-type="string" calcext:value-type="string">
            <text:p>Hello {A1}, &lt;br&gt;&lt;br&gt; Thank you for choosing {C1}. <text:s text:c="4"/>&lt;br&gt;&lt;br&gt; This message is to inform you that we have successfully registered your booking of {D1} or similar, between the dates of {E1} / {F1}. You will shortly receive an email with confirmation of your booking. Please note that you must present your booking reference number on the day of collection. &lt;br&gt;&lt;br&gt; Your booking details are: &lt;br&gt;&lt;br&gt;{Z3}&lt;hr&gt; Locator: {G1} &lt;br&gt; Vehicle: {D1} or similar &lt;br&gt; Pick up date: {E1} {E3} &lt;br&gt; Return date: {F1} {E4} &lt;br&gt; Number of child seats: {D2} &lt;br&gt; Number of child boosters: {D3} &lt;br&gt;&lt;br&gt; If you need to contact us with any questions or information about your booking, our email address is {H1}. &lt;br&gt;&lt;br&gt;&lt;br&gt; &lt;hr&gt;{C1}&lt;br&gt; {H1}&lt;br&gt; {J1}&lt;br&gt; {K1}&lt;br&gt;{Z4} </text:p>
          </table:table-cell>
          <table:table-cell table:style-name="Default" office:value-type="string" calcext:value-type="string">
            <text:p>Hola {A1}, &lt;br&gt; Una vez más, gracias por elegir RentCarMallorca. &lt;br&gt; Le informamos que su reserva de {D1} <text:s/>o similar, entre las fechas de {E1} {E3} / {F1} {E4} se ha confirmado correctamente. La recogida del vehículo es en nuestras oficinas. Al pie de nuestra página web encontrará un mapa, donde puede encontrar nuestra localización, que como se puede comprobar está a solo 3,4 Km del aeropuerto de Palma de Mallorca. &lt;br&gt;&lt;br&gt; Los datos de su reserva son: &lt;br&gt;&lt;br&gt;{Z3}&lt;hr&gt; Localizador: {L1} &lt;br&gt; Vehículo: {D1} o similar &lt;br&gt; Fecha de recogida: <text:s/>{E1} {E3} &lt;br&gt; Fecha de Devolución: {F1} {E4} <text:s/>&lt;br&gt; <text:s text:c="5"/>Numero Asientos niños: {D2} &lt;br&gt; <text:s text:c="5"/>Numero Elevadores niños: {D3} &lt;br&gt;&lt;br&gt; Si necesita ponerse en contacto, para cualquier duda o información sobre su reserva, nuestro correo electrónico es servicios@rentcarmallorca.es <text:s/>&lt;br&gt; ¡Que comience la cuenta atrás de las vacaciones! &lt;br&gt;&lt;br&gt;&lt;hr&gt; {C1}&lt;br&gt; <text:s text:c="4"/>{H1}&lt;br&gt; <text:s text:c="4"/>{J1}&lt;br&gt; <text:s text:c="4"/>{K1}&lt;br&gt;{Z4} </text:p>
          </table:table-cell>
          <table:table-cell office:value-type="string" calcext:value-type="string">
            <text:p>Ciao {A1}, &lt;br&gt;&lt;br&gt; Grazie per aver scelto {C1}. <text:s text:c="4"/>&lt;br&gt;&lt;br&gt; Questo messaggio è per informarvi che abbiamo registrato con successo la vostra prenotazione di {D1} o simile, tra le date di {E1} / {F1}. A breve riceverete un'e-mail con la conferma della vostra prenotazione. Ricordate che il giorno del ritiro del veicolo, è necessario presentare il numero di riferimento della prenotazione. &lt;br&gt;&lt;br&gt; I dettagli della tua prenotazione sono: &lt;br&gt;&lt;br&gt;{Z3}&lt;hr&gt; Localizzatore: {G1} &lt;br&gt; Veicolo: {D1} o simile &lt;br&gt; Data di ritiro: {E1} {E3} &lt;br&gt; Data di ritorno: {F1} {E4} &lt;br&gt; Numero di posti per bambini: {D2} &lt;br&gt; Numero di seggiolini per bambini: {D3} &lt;br&gt;&lt;br&gt; Se hai bisogno di contattarci per qualsiasi domanda o informazione sulla tua prenotazione, il nostro indirizzo e-mail è {H1}. &lt;br&gt;&lt;br&gt; &lt;hr&gt;{C1}&lt;br&gt; {H1}&lt;br&gt; {J1}&lt;br&gt; {K1}&lt;br&gt;{Z4} </text:p>
          </table:table-cell>
          <table:table-cell office:value-type="string" calcext:value-type="string">
            <text:p>Hallo {A1}, &lt;br&gt;&lt;br&gt; Vielen Dank, dass Sie sich für {C1} entschieden haben. <text:s text:c="4"/>&lt;br&gt;&lt;br&gt; Mit dieser Nachricht möchten wir Sie darüber informieren, dass wir Ihre Buchung von {D1} o.ä., zwischen den Terminen {E1} / {F1} erfolgreich registriert haben. Sie erhalten in Kürze eine E-Mail mit der Bestätigung Ihrer Buchung. Denken Sie daran, dass Sie am Tag der Abholung des Fahrzeugs Ihre Buchungsreferenznummer vorlegen müssen. &lt;br&gt;&lt;br&gt; Ihre Buchungsdetails sind: &lt;br&gt;&lt;br&gt;{Z3}&lt;hr&gt; Locator: {G1} &lt;br&gt; Fahrzeug: {D1} oder ähnlich &lt;br&gt; Abholdatum: {E1} {E3} &lt;br&gt; Rückgabedatum: {F1} {E4} &lt;br&gt; Anzahl der Kindersitze: {D2} &lt;br&gt; Anzahl der Kindersitzerhöhungen: {D3} &lt;br&gt;&lt;br&gt; Wenn Sie uns für Fragen oder Informationen zu Ihrer Buchung kontaktieren müssen, ist unsere E-Mail-Adresse {H1}. &lt;br&gt;&lt;br&gt;&lt;br&gt; &lt;hr&gt;{C1}&lt;br&gt; {H1}&lt;br&gt; {J1}&lt;br&gt; {K1}&lt;br&gt;{Z4}</text:p>
          </table:table-cell>
        </table:table-row>
        <table:table-row table:style-name="ro1">
          <table:table-cell office:value-type="string" calcext:value-type="string">
            <text:p>pago_confirmacion</text:p>
          </table:table-cell>
          <table:table-cell/>
          <table:table-cell table:style-name="Default"/>
          <table:table-cell table:number-columns-repeated="2"/>
        </table:table-row>
        <table:table-row table:style-name="ro1">
          <table:table-cell table:style-name="ce14" office:value-type="string" calcext:value-type="string">
            <text:p>titulomuestraofertas</text:p>
          </table:table-cell>
          <table:table-cell office:value-type="string" calcext:value-type="string">
            <text:p>Sample Offers found</text:p>
          </table:table-cell>
          <table:table-cell table:style-name="ce1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titulo_envio_email</text:p>
          </table:table-cell>
          <table:table-cell office:value-type="string" calcext:value-type="string">
            <text:p>Rentacar Booking Confirmation</text:p>
          </table:table-cell>
          <table:table-cell table:style-name="ce14" office:value-type="string" calcext:value-type="string">
            <text:p>Confirmacion Reserva Rentacar</text:p>
          </table:table-cell>
          <table:table-cell office:value-type="string" calcext:value-type="string">
            <text:p>Conferma della prenotazione di Rentacar</text:p>
          </table:table-cell>
          <table:table-cell office:value-type="string" calcext:value-type="string">
            <text:p>Rentacar Reservierungsbestätigung</text:p>
          </table:table-cell>
        </table:table-row>
        <table:table-row table:style-name="ro1">
          <table:table-cell office:value-type="string" calcext:value-type="string">
            <text:p>suregistro</text:p>
          </table:table-cell>
          <table:table-cell office:value-type="string" calcext:value-type="string">
            <text:p>Your Reserve Locator:</text:p>
          </table:table-cell>
          <table:table-cell table:style-name="ce14" office:value-type="string" calcext:value-type="string">
            <text:p>Su Localizador de la Reserva:</text:p>
          </table:table-cell>
          <table:table-cell office:value-type="string" calcext:value-type="string">
            <text:p>Il tuo localizzatore di riserve:</text:p>
          </table:table-cell>
          <table:table-cell office:value-type="string" calcext:value-type="string">
            <text:p>Ihr Reservesuchgerät:</text:p>
          </table:table-cell>
        </table:table-row>
        <table:table-row table:style-name="ro1">
          <table:table-cell office:value-type="string" calcext:value-type="string">
            <text:p>sureserva</text:p>
          </table:table-cell>
          <table:table-cell office:value-type="string" calcext:value-type="string">
            <text:p>Booking confirmation with locator</text:p>
          </table:table-cell>
          <table:table-cell table:style-name="ce14" office:value-type="string" calcext:value-type="string">
            <text:p>Confirmación de reserva con localizador</text:p>
          </table:table-cell>
          <table:table-cell office:value-type="string" calcext:value-type="string">
            <text:p>Conferma della prenotazione con localizzatore</text:p>
          </table:table-cell>
          <table:table-cell table:style-name="ce27" office:value-type="string" calcext:value-type="string">
            <text:p>Buchungsbestätigung mit Locator</text:p>
          </table:table-cell>
        </table:table-row>
        <table:table-row table:style-name="ro1">
          <table:table-cell office:value-type="string" calcext:value-type="string">
            <text:p>suregistronewsletter</text:p>
          </table:table-cell>
          <table:table-cell table:style-name="ce14" office:value-type="string" calcext:value-type="string">
            <text:p>Welcome to….</text:p>
          </table:table-cell>
          <table:table-cell table:style-name="ce14" office:value-type="string" calcext:value-type="string">
            <text:p>Bienvenido al …..</text:p>
          </table:table-cell>
          <table:table-cell table:style-name="ce14" office:value-type="string" calcext:value-type="string">
            <text:p>Benvenuto…</text:p>
          </table:table-cell>
          <table:table-cell table:style-name="ce14" office:value-type="string" calcext:value-type="string">
            <text:p>Willkommen….</text:p>
          </table:table-cell>
        </table:table-row>
        <table:table-row table:style-name="ro1">
          <table:table-cell table:style-name="ce14" office:value-type="string" calcext:value-type="string">
            <text:p>reservacompletada</text:p>
          </table:table-cell>
          <table:table-cell office:value-type="string" calcext:value-type="string">
            <text:p>Reservation completed:</text:p>
          </table:table-cell>
          <table:table-cell table:style-name="ce22" office:value-type="string" calcext:value-type="string">
            <text:p>Reserva completada:</text:p>
          </table:table-cell>
          <table:table-cell office:value-type="string" calcext:value-type="string">
            <text:p>Prenotazione completata:</text:p>
          </table:table-cell>
          <table:table-cell office:value-type="string" calcext:value-type="string">
            <text:p>Reservierung abgeschlossen:</text:p>
          </table:table-cell>
        </table:table-row>
        <table:table-row table:style-name="ro1">
          <table:table-cell office:value-type="string" calcext:value-type="string">
            <text:p>url_alquilercoches_en</text:p>
          </table:table-cell>
          <table:table-cell office:value-type="string" calcext:value-type="string">
            <text:p>/rentacar</text:p>
          </table:table-cell>
          <table:table-cell table:style-name="ce22" office:value-type="string" calcext:value-type="string">
            <text:p>/rentacar</text:p>
          </table:table-cell>
          <table:table-cell table:number-columns-repeated="2" office:value-type="string" calcext:value-type="string">
            <text:p>/rentacar</text:p>
          </table:table-cell>
        </table:table-row>
        <table:table-row table:style-name="ro1">
          <table:table-cell office:value-type="string" calcext:value-type="string">
            <text:p>url_alquilercoches_es</text:p>
          </table:table-cell>
          <table:table-cell office:value-type="string" calcext:value-type="string">
            <text:p>/alquiler-coches</text:p>
          </table:table-cell>
          <table:table-cell table:style-name="ce22" office:value-type="string" calcext:value-type="string">
            <text:p>/alquiler-coches</text:p>
          </table:table-cell>
          <table:table-cell table:number-columns-repeated="2" office:value-type="string" calcext:value-type="string">
            <text:p>/alquiler-coches</text:p>
          </table:table-cell>
        </table:table-row>
        <table:table-row table:style-name="ro1">
          <table:table-cell office:value-type="string" calcext:value-type="string">
            <text:p>url_alquilercoches_it</text:p>
          </table:table-cell>
          <table:table-cell office:value-type="string" calcext:value-type="string">
            <text:p>/autonoleggio</text:p>
          </table:table-cell>
          <table:table-cell table:style-name="ce22" office:value-type="string" calcext:value-type="string">
            <text:p>/autonoleggio</text:p>
          </table:table-cell>
          <table:table-cell table:number-columns-repeated="2" office:value-type="string" calcext:value-type="string">
            <text:p>/autonoleggio</text:p>
          </table:table-cell>
        </table:table-row>
        <table:table-row table:style-name="ro1">
          <table:table-cell office:value-type="string" calcext:value-type="string">
            <text:p>url_alquilercoches_de</text:p>
          </table:table-cell>
          <table:table-cell office:value-type="string" calcext:value-type="string">
            <text:p>/mietwagen</text:p>
          </table:table-cell>
          <table:table-cell table:style-name="ce22" office:value-type="string" calcext:value-type="string">
            <text:p>/mietwagen</text:p>
          </table:table-cell>
          <table:table-cell table:number-columns-repeated="2" office:value-type="string" calcext:value-type="string">
            <text:p>/mietwagen</text:p>
          </table:table-cell>
        </table:table-row>
        <table:table-row table:style-name="ro1">
          <table:table-cell office:value-type="string" calcext:value-type="string">
            <text:p>mapa_sitio</text:p>
          </table:table-cell>
          <table:table-cell office:value-type="string" calcext:value-type="string">
            <text:p>Site map</text:p>
          </table:table-cell>
          <table:table-cell table:style-name="ce22" office:value-type="string" calcext:value-type="string">
            <text:p>Mapa sitio</text:p>
          </table:table-cell>
          <table:table-cell office:value-type="string" calcext:value-type="string">
            <text:p>Mappa del sito</text:p>
          </table:table-cell>
          <table:table-cell office:value-type="string" calcext:value-type="string">
            <text:p>Lageplan</text:p>
          </table:table-cell>
        </table:table-row>
        <table:table-row table:style-name="ro1">
          <table:table-cell office:value-type="string" calcext:value-type="string">
            <text:p>ayuda</text:p>
          </table:table-cell>
          <table:table-cell office:value-type="string" calcext:value-type="string">
            <text:p>Help</text:p>
          </table:table-cell>
          <table:table-cell table:style-name="ce22" office:value-type="string" calcext:value-type="string">
            <text:p>Ayuda</text:p>
          </table:table-cell>
          <table:table-cell office:value-type="string" calcext:value-type="string">
            <text:p>Aiuto</text:p>
          </table:table-cell>
          <table:table-cell office:value-type="string" calcext:value-type="string">
            <text:p>Hilfe</text:p>
          </table:table-cell>
        </table:table-row>
        <table:table-row table:style-name="ro2">
          <table:table-cell table:style-name="ce14" office:value-type="string" calcext:value-type="string">
            <text:p>tooltip_fecha_recogida_informacion</text:p>
          </table:table-cell>
          <table:table-cell office:value-type="string" calcext:value-type="string">
            <text:p>Choose the day of pick up of the vehicle</text:p>
          </table:table-cell>
          <table:table-cell table:style-name="ce22" office:value-type="string" calcext:value-type="string">
            <text:p>Elige el dia de recogida <text:s/>del vehiculo</text:p>
          </table:table-cell>
          <table:table-cell office:value-type="string" calcext:value-type="string">
            <text:p>Scegliere il giorno di ritiro del veicolo</text:p>
          </table:table-cell>
          <table:table-cell office:value-type="string" calcext:value-type="string">
            <text:p>Wählen Sie den Tag der Abholung des Fahrzeugs</text:p>
          </table:table-cell>
        </table:table-row>
        <table:table-row table:style-name="ro2">
          <table:table-cell table:style-name="ce14" office:value-type="string" calcext:value-type="string">
            <text:p>tooltip_hora_recogida_informacion</text:p>
          </table:table-cell>
          <table:table-cell office:value-type="string" calcext:value-type="string">
            <text:p>Choose the pick up time of the vehicle</text:p>
          </table:table-cell>
          <table:table-cell table:style-name="ce22" office:value-type="string" calcext:value-type="string">
            <text:p>Elige la hora de recogida <text:s/>del vehiculo</text:p>
          </table:table-cell>
          <table:table-cell office:value-type="string" calcext:value-type="string">
            <text:p>Scegliere l'orario di ritiro del veicolo</text:p>
          </table:table-cell>
          <table:table-cell office:value-type="string" calcext:value-type="string">
            <text:p>Wählen Sie die Abholzeit des Fahrzeugs</text:p>
          </table:table-cell>
        </table:table-row>
        <table:table-row table:style-name="ro2">
          <table:table-cell table:style-name="ce14" office:value-type="string" calcext:value-type="string">
            <text:p>tooltip_fecha_devolucion_informacion</text:p>
          </table:table-cell>
          <table:table-cell office:value-type="string" calcext:value-type="string">
            <text:p>Choose the day of return of the vehicle</text:p>
          </table:table-cell>
          <table:table-cell table:style-name="ce22" office:value-type="string" calcext:value-type="string">
            <text:p>Elige el dia de devolucion del vehiculo</text:p>
          </table:table-cell>
          <table:table-cell office:value-type="string" calcext:value-type="string">
            <text:p>Scegliere il giorno della restituzione del veicolo</text:p>
          </table:table-cell>
          <table:table-cell office:value-type="string" calcext:value-type="string">
            <text:p>Wählen Sie den Tag der Rückgabe des Fahrzeugs</text:p>
          </table:table-cell>
        </table:table-row>
        <table:table-row table:style-name="ro2">
          <table:table-cell table:style-name="ce14" office:value-type="string" calcext:value-type="string">
            <text:p>tooltip_hora_devolucion_informacion</text:p>
          </table:table-cell>
          <table:table-cell office:value-type="string" calcext:value-type="string">
            <text:p>Choose the time of return of the vehicle</text:p>
          </table:table-cell>
          <table:table-cell table:style-name="ce22" office:value-type="string" calcext:value-type="string">
            <text:p>Elige la hora de devolucion del vehiculo</text:p>
          </table:table-cell>
          <table:table-cell office:value-type="string" calcext:value-type="string">
            <text:p>Scegliere il tempo di ritorno del veicolo</text:p>
          </table:table-cell>
          <table:table-cell office:value-type="string" calcext:value-type="string">
            <text:p>Wählen Sie den Zeitpunkt der Rückgabe des Fahrzeugs</text:p>
          </table:table-cell>
        </table:table-row>
        <table:table-row table:style-name="ro2">
          <table:table-cell table:style-name="ce14" office:value-type="string" calcext:value-type="string">
            <text:p>tooltip_edad_anyos_carnet_informacion</text:p>
          </table:table-cell>
          <table:table-cell office:value-type="string" calcext:value-type="string">
            <text:p>Minimum 2 years driving licence</text:p>
          </table:table-cell>
          <table:table-cell table:style-name="ce22" office:value-type="string" calcext:value-type="string">
            <text:p>Minimo 2 años de carnet de conducir</text:p>
          </table:table-cell>
          <table:table-cell office:value-type="string" calcext:value-type="string">
            <text:p>Minimo 2 anni di patente di guida</text:p>
          </table:table-cell>
          <table:table-cell office:value-type="string" calcext:value-type="string">
            <text:p>Mindestens 2 Jahre Führerschein</text:p>
          </table:table-cell>
        </table:table-row>
        <table:table-row table:style-name="ro1">
          <table:table-cell table:style-name="ce14" office:value-type="string" calcext:value-type="string">
            <text:p>tooltip_edad_conductor_informacion</text:p>
          </table:table-cell>
          <table:table-cell office:value-type="string" calcext:value-type="string">
            <text:p>Driver's age</text:p>
          </table:table-cell>
          <table:table-cell table:style-name="ce22" office:value-type="string" calcext:value-type="string">
            <text:p>Edad del conductor</text:p>
          </table:table-cell>
          <table:table-cell office:value-type="string" calcext:value-type="string">
            <text:p>Età del conducente</text:p>
          </table:table-cell>
          <table:table-cell office:value-type="string" calcext:value-type="string">
            <text:p>Alter des Fahrers</text:p>
          </table:table-cell>
        </table:table-row>
        <table:table-row table:style-name="ro2">
          <table:table-cell table:style-name="ce15" office:value-type="string" calcext:value-type="string">
            <text:p>tooltip_boton_ver_precios_informacion</text:p>
          </table:table-cell>
          <table:table-cell office:value-type="string" calcext:value-type="string">
            <text:p>Click to see the prices</text:p>
          </table:table-cell>
          <table:table-cell table:style-name="ce22" office:value-type="string" calcext:value-type="string">
            <text:p>Click para ver los precios</text:p>
          </table:table-cell>
          <table:table-cell office:value-type="string" calcext:value-type="string">
            <text:p>Clicca per vedere i prezzi</text:p>
          </table:table-cell>
          <table:table-cell office:value-type="string" calcext:value-type="string">
            <text:p>Klicken Sie, um die Preise zu sehen</text:p>
          </table:table-cell>
        </table:table-row>
        <table:table-row table:style-name="ro1">
          <table:table-cell office:value-type="string" calcext:value-type="string">
            <text:p>info_kilometraje</text:p>
          </table:table-cell>
          <table:table-cell office:value-type="string" calcext:value-type="string">
            <text:p>Mileage</text:p>
          </table:table-cell>
          <table:table-cell table:style-name="ce14"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office:value-type="string" calcext:value-type="string">
            <text:p>info_combustible</text:p>
          </table:table-cell>
          <table:table-cell office:value-type="string" calcext:value-type="string">
            <text:p>Fuel</text:p>
          </table:table-cell>
          <table:table-cell table:style-name="ce14" office:value-type="string" calcext:value-type="string">
            <text:p>Combustible</text:p>
          </table:table-cell>
          <table:table-cell office:value-type="string" calcext:value-type="string">
            <text:p>Carburante</text:p>
          </table:table-cell>
          <table:table-cell office:value-type="string" calcext:value-type="string">
            <text:p>Kraftstoff</text:p>
          </table:table-cell>
        </table:table-row>
        <table:table-row table:style-name="ro1">
          <table:table-cell office:value-type="string" calcext:value-type="string">
            <text:p>info_conductor_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info_cancelacionreserva</text:p>
          </table:table-cell>
          <table:table-cell office:value-type="string" calcext:value-type="string">
            <text:p>Cancellation Reservation</text:p>
          </table:table-cell>
          <table:table-cell table:style-name="ce14" office:value-type="string" calcext:value-type="string">
            <text:p>Cancelación Reserva</text:p>
          </table:table-cell>
          <table:table-cell office:value-type="string" calcext:value-type="string">
            <text:p>Cancellazione Prenotazione</text:p>
          </table:table-cell>
          <table:table-cell office:value-type="string" calcext:value-type="string">
            <text:p>Stornierung Reservierung</text:p>
          </table:table-cell>
        </table:table-row>
        <table:table-row table:style-name="ro1">
          <table:table-cell office:value-type="string" calcext:value-type="string">
            <text:p>info_recogida</text:p>
          </table:table-cell>
          <table:table-cell office:value-type="string" calcext:value-type="string">
            <text:p>Pick up place</text:p>
          </table:table-cell>
          <table:table-cell table:style-name="ce14" office:value-type="string" calcext:value-type="string">
            <text:p>Lugar de recogida</text:p>
          </table:table-cell>
          <table:table-cell office:value-type="string" calcext:value-type="string">
            <text:p>Luogo di ritiro</text:p>
          </table:table-cell>
          <table:table-cell office:value-type="string" calcext:value-type="string">
            <text:p>Ort der Abholung</text:p>
          </table:table-cell>
        </table:table-row>
        <table:table-row table:style-name="ro2">
          <table:table-cell office:value-type="string" calcext:value-type="string">
            <text:p>contenido_kilometraje</text:p>
          </table:table-cell>
          <table:table-cell office:value-type="string" calcext:value-type="string">
            <text:p>Unlimited mileage, No mileage charge</text:p>
          </table:table-cell>
          <table:table-cell table:style-name="ce14" office:value-type="string" calcext:value-type="string">
            <text:p>Kilometraje ilimitado, No se cobran cargos por kilómetros</text:p>
          </table:table-cell>
          <table:table-cell office:value-type="string" calcext:value-type="string">
            <text:p>Chilometraggio illimitato, nessuna spesa chilometrica</text:p>
          </table:table-cell>
          <table:table-cell office:value-type="string" calcext:value-type="string">
            <text:p>Unbegrenzte Kilometerzahl, keine Kilometerpauschale</text:p>
          </table:table-cell>
        </table:table-row>
        <table:table-row table:style-name="ro1">
          <table:table-cell office:value-type="string" calcext:value-type="string">
            <text:p>contenido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4">
          <table:table-cell office:value-type="string" calcext:value-type="string">
            <text:p>contenido_conductoradicional</text:p>
          </table:table-cell>
          <table:table-cell office:value-type="string" calcext:value-type="string">
            <text:p>Please note that the additional driver must be present at the time of collection of the vehicle, and must show his or her original driving licence.</text:p>
          </table:table-cell>
          <table:table-cell table:style-name="ce14" office:value-type="string" calcext:value-type="string">
            <text:p>Recuerde que el conductor adicional deberá estar en el momento de recoger el vehículo, y deberá mostrar su permiso de conducir origina</text:p>
          </table:table-cell>
          <table:table-cell office:value-type="string" calcext:value-type="string">
            <text:p>Si prega di notare che il conducente aggiuntivo deve essere presente al momento del ritiro del veicolo e deve mostrare la sua patente di guida originale.</text:p>
          </table:table-cell>
          <table:table-cell office:value-type="string" calcext:value-type="string">
            <text:p>Bitte beachten Sie, dass der Zusatzfahrer bei der Abholung des Fahrzeugs anwesend sein muss und seinen Original-Führerschein vorzeigen muss.</text:p>
          </table:table-cell>
        </table:table-row>
        <table:table-row table:style-name="ro2">
          <table:table-cell office:value-type="string" calcext:value-type="string">
            <text:p>contenido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contenido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tooltip_kilometros</text:p>
          </table:table-cell>
          <table:table-cell office:value-type="string" calcext:value-type="string">
            <text:p>Information on mileage charges</text:p>
          </table:table-cell>
          <table:table-cell table:style-name="ce14" office:value-type="string" calcext:value-type="string">
            <text:p>Información sobre cargos por kilometraje</text:p>
          </table:table-cell>
          <table:table-cell office:value-type="string" calcext:value-type="string">
            <text:p>Informazioni sul costo del chilometraggio</text:p>
          </table:table-cell>
          <table:table-cell office:value-type="string" calcext:value-type="string">
            <text:p>Informationen zur Kilometergeldberechnung</text:p>
          </table:table-cell>
        </table:table-row>
        <table:table-row table:style-name="ro1">
          <table:table-cell office:value-type="string" calcext:value-type="string">
            <text:p>tooltip_combustible</text:p>
          </table:table-cell>
          <table:table-cell office:value-type="string" calcext:value-type="string">
            <text:p>No Fuel Charges</text:p>
          </table:table-cell>
          <table:table-cell table:style-name="ce14" office:value-type="string" calcext:value-type="string">
            <text:p>Sin Cargos por combustible</text:p>
          </table:table-cell>
          <table:table-cell office:value-type="string" calcext:value-type="string">
            <text:p>Nessun costo per il carburante</text:p>
          </table:table-cell>
          <table:table-cell office:value-type="string" calcext:value-type="string">
            <text:p>Keine Kraftstoffkosten</text:p>
          </table:table-cell>
        </table:table-row>
        <table:table-row table:style-name="ro1">
          <table:table-cell office:value-type="string" calcext:value-type="string">
            <text:p>tooltip_conductoradicional</text:p>
          </table:table-cell>
          <table:table-cell office:value-type="string" calcext:value-type="string">
            <text:p>Additional driver information</text:p>
          </table:table-cell>
          <table:table-cell table:style-name="ce14" office:value-type="string" calcext:value-type="string">
            <text:p>Informacion sobre conductor adicional</text:p>
          </table:table-cell>
          <table:table-cell office:value-type="string" calcext:value-type="string">
            <text:p>Informazioni aggiuntive sul guidatore</text:p>
          </table:table-cell>
          <table:table-cell office:value-type="string" calcext:value-type="string">
            <text:p>Zusätzliche Treiberinformationen</text:p>
          </table:table-cell>
        </table:table-row>
        <table:table-row table:style-name="ro2">
          <table:table-cell office:value-type="string" calcext:value-type="string">
            <text:p>tooltip_cancelacionreserva</text:p>
          </table:table-cell>
          <table:table-cell office:value-type="string" calcext:value-type="string">
            <text:p>Free booking cancellation, no charge</text:p>
          </table:table-cell>
          <table:table-cell table:style-name="ce14" office:value-type="string" calcext:value-type="string">
            <text:p>Cancelación de reserva Gratuita, no tiene cargos</text:p>
          </table:table-cell>
          <table:table-cell office:value-type="string" calcext:value-type="string">
            <text:p>Cancellazione gratuita della prenotazione, senza spese</text:p>
          </table:table-cell>
          <table:table-cell office:value-type="string" calcext:value-type="string">
            <text:p>Kostenlose Stornierung der Buchung, keine Kosten</text:p>
          </table:table-cell>
        </table:table-row>
        <table:table-row table:style-name="ro1">
          <table:table-cell office:value-type="string" calcext:value-type="string">
            <text:p>tooltip_recogida</text:p>
          </table:table-cell>
          <table:table-cell office:value-type="string" calcext:value-type="string">
            <text:p>In our garage, check location</text:p>
          </table:table-cell>
          <table:table-cell table:style-name="ce14" office:value-type="string" calcext:value-type="string">
            <text:p>En nuestro garage, consulta localización</text:p>
          </table:table-cell>
          <table:table-cell office:value-type="string" calcext:value-type="string">
            <text:p>Nel nostro garage, controllare la posizione</text:p>
          </table:table-cell>
          <table:table-cell office:value-type="string" calcext:value-type="string">
            <text:p>In unserer Garage, Standort prüfen</text:p>
          </table:table-cell>
        </table:table-row>
        <table:table-row table:style-name="ro1">
          <table:table-cell office:value-type="string" calcext:value-type="string">
            <text:p>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office:value-type="string" calcext:value-type="string">
            <text:p>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office:value-type="string" calcext:value-type="string">
            <text:p>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
          <table:table-cell office:value-type="string" calcext:value-type="string">
            <text:p>titulo_enlaces_interes</text:p>
          </table:table-cell>
          <table:table-cell office:value-type="string" calcext:value-type="string">
            <text:p>Useful links</text:p>
          </table:table-cell>
          <table:table-cell table:style-name="ce14" office:value-type="string" calcext:value-type="string">
            <text:p>Enlaces de interés</text:p>
          </table:table-cell>
          <table:table-cell office:value-type="string" calcext:value-type="string">
            <text:p>Link utili</text:p>
          </table:table-cell>
          <table:table-cell office:value-type="string" calcext:value-type="string">
            <text:p>Nützliche Links</text:p>
          </table:table-cell>
        </table:table-row>
        <table:table-row table:style-name="ro1">
          <table:table-cell table:style-name="ce14" office:value-type="string" calcext:value-type="string">
            <text:p>titulo_enlace_combustible</text:p>
          </table:table-cell>
          <table:table-cell office:value-type="string" calcext:value-type="string">
            <text:p>Fuel Information</text:p>
          </table:table-cell>
          <table:table-cell table:style-name="ce14" office:value-type="string" calcext:value-type="string">
            <text:p>Información sobre Combustible</text:p>
          </table:table-cell>
          <table:table-cell office:value-type="string" calcext:value-type="string">
            <text:p>Informazioni sul carburante</text:p>
          </table:table-cell>
          <table:table-cell office:value-type="string" calcext:value-type="string">
            <text:p>Kraftstoff-Informationen</text:p>
          </table:table-cell>
        </table:table-row>
        <table:table-row table:style-name="ro1">
          <table:table-cell table:style-name="ce14" office:value-type="string" calcext:value-type="string">
            <text:p>titulo_enlace_seguro</text:p>
          </table:table-cell>
          <table:table-cell office:value-type="string" calcext:value-type="string">
            <text:p>Insurance Information</text:p>
          </table:table-cell>
          <table:table-cell table:style-name="ce14" office:value-type="string" calcext:value-type="string">
            <text:p>Información sobre Seguro</text:p>
          </table:table-cell>
          <table:table-cell office:value-type="string" calcext:value-type="string">
            <text:p>Informazioni sull'assicurazione</text:p>
          </table:table-cell>
          <table:table-cell office:value-type="string" calcext:value-type="string">
            <text:p>Informationen zur Versicherung</text:p>
          </table:table-cell>
        </table:table-row>
        <table:table-row table:style-name="ro1">
          <table:table-cell table:style-name="ce14" office:value-type="string" calcext:value-type="string">
            <text:p>titulo_enlace_conductoradicional</text:p>
          </table:table-cell>
          <table:table-cell office:value-type="string" calcext:value-type="string">
            <text:p>Additional Driver</text:p>
          </table:table-cell>
          <table:table-cell table:style-name="ce14" office:value-type="string" calcext:value-type="string">
            <text:p>Conductor adicional</text:p>
          </table:table-cell>
          <table:table-cell office:value-type="string" calcext:value-type="string">
            <text:p>Autista aggiuntivo</text:p>
          </table:table-cell>
          <table:table-cell office:value-type="string" calcext:value-type="string">
            <text:p>Zusätzlicher Treiber</text:p>
          </table:table-cell>
        </table:table-row>
        <table:table-row table:style-name="ro12">
          <table:table-cell office:value-type="string" calcext:value-type="string">
            <text:p>contenido_enlace_combustible</text:p>
          </table:table-cell>
          <table:table-cell table:style-name="ce22" office:value-type="string" calcext:value-type="string">
            <text:p>The client undertakes to return the vehicle with the same level of fuel with which it was delivered, assuming the cost of the difference if any.</text:p>
          </table:table-cell>
          <table:table-cell table:style-name="ce22" office:value-type="string" calcext:value-type="string">
            <text:p>El cliente se compromete a devolver el vehiculo con el mismo nivel de combustible con el que se le entregó, asumiendo el coste de la diferencia si la hubiera.</text:p>
          </table:table-cell>
          <table:table-cell table:style-name="ce22" office:value-type="string" calcext:value-type="string">
            <text:p>Il cliente si impegna a restituire il veicolo con lo stesso livello di carburante con cui è stato consegnato, assumendo il costo dell'eventuale differenza.</text:p>
          </table:table-cell>
          <table:table-cell table:style-name="ce22" office:value-type="string" calcext:value-type="string">
            <text:p>Der Kunde verpflichtet sich, das Fahrzeug mit demselben Kraftstoffstand zurückzugeben, mit dem es ausgeliefert wurde, und die Kosten für eine eventuelle Differenz zu übernehmen.</text:p>
          </table:table-cell>
        </table:table-row>
        <table:table-row table:style-name="ro9">
          <table:table-cell office:value-type="string" calcext:value-type="string">
            <text:p>contenido_enlace_seguro</text:p>
          </table:table-cell>
          <table:table-cell table:style-name="ce22" office:value-type="string" calcext:value-type="string">
            <text:p>The insurance includes collision insurance. Please note that customer negligence is never included in the Super Collision Damage Waiver (SCDW). Lost or broken keys are not included in the insurance.</text:p>
          </table:table-cell>
          <table:table-cell table:style-name="ce22" office:value-type="string" calcext:value-type="string">
            <text:p>El seguro incluye un seguro por colisión. Tenga en cuenta que la negligencia del cliente nunca está incluida en el Seguro de Colisión SCDW (Super Collision Damage Waiver). La pérdida o rotura de las llaves, no está incluida en el seguro.</text:p>
          </table:table-cell>
          <table:table-cell table:style-name="ce22" office:value-type="string" calcext:value-type="string">
            <text:p>L'assicurazione include l'assicurazione contro le collisioni. Si prega di notare che la negligenza del cliente non è mai inclusa nella SCDW (Super Collision Damage Waiver). Le chiavi perse o rotte non sono incluse nell'assicurazione.</text:p>
          </table:table-cell>
          <table:table-cell table:style-name="ce22" office:value-type="string" calcext:value-type="string">
            <text:p>Die Versicherung beinhaltet eine Kaskoversicherung. Bitte beachten Sie, dass Fahrlässigkeit des Kunden niemals im SCDW (Super Collision Damage Waiver) enthalten ist. Verlorene oder abgebrochene Schlüssel sind nicht mitversichert.</text:p>
          </table:table-cell>
        </table:table-row>
        <table:table-row table:style-name="ro3">
          <table:table-cell office:value-type="string" calcext:value-type="string">
            <text:p>contenido_enlace_conductoradicional</text:p>
          </table:table-cell>
          <table:table-cell table:style-name="ce22" office:value-type="string" calcext:value-type="string">
            <text:p>Maximum number of additional drivers per rental: 1.</text:p>
          </table:table-cell>
          <table:table-cell table:style-name="ce22" office:value-type="string" calcext:value-type="string">
            <text:p>Número máximo de conductores adicionales por alquiler: 1.</text:p>
          </table:table-cell>
          <table:table-cell table:style-name="ce22" office:value-type="string" calcext:value-type="string">
            <text:p>Numero massimo di conducenti aggiuntivi per noleggio: 1.</text:p>
          </table:table-cell>
          <table:table-cell office:value-type="string" calcext:value-type="string">
            <text:p>Maximale Anzahl von Zusatzfahrern pro Anmietung: 1.</text:p>
          </table:table-cell>
        </table:table-row>
        <table:table-row table:style-name="ro1">
          <table:table-cell table:style-name="ce14" office:value-type="string" calcext:value-type="string">
            <text:p>overlay_titulo_reserva</text:p>
          </table:table-cell>
          <table:table-cell table:style-name="ce22" office:value-type="string" calcext:value-type="string">
            <text:p>Locator:</text:p>
          </table:table-cell>
          <table:table-cell table:style-name="ce22" office:value-type="string" calcext:value-type="string">
            <text:p>Localizador:</text:p>
          </table:table-cell>
          <table:table-cell table:style-name="ce22" office:value-type="string" calcext:value-type="string">
            <text:p>Localizzatore:</text:p>
          </table:table-cell>
          <table:table-cell table:style-name="ce22" office:value-type="string" calcext:value-type="string">
            <text:p>Reservesuchgerät:</text:p>
          </table:table-cell>
        </table:table-row>
        <table:table-row table:style-name="ro4">
          <table:table-cell office:value-type="string" calcext:value-type="string">
            <text:p>tooltip_masinformacion_reserva</text:p>
          </table:table-cell>
          <table:table-cell office:value-type="string" calcext:value-type="string">
            <text:p>Book now, you will be redirected to a secure session, where you can pay for your advance booking securely, all you need is a visa, mastercard.</text:p>
          </table:table-cell>
          <table:table-cell table:style-name="ce14" office:value-type="string" calcext:value-type="string">
            <text:p>Reservar ahora, le direcciona a una sesión segura, donde puede pagar su reserva anticipada con toda seguridad, solo necesita una tarjeta visa, mastercard.</text:p>
          </table:table-cell>
          <table:table-cell office:value-type="string" calcext:value-type="string">
            <text:p>Prenota ora, sarai reindirizzato ad una sessione sicura, dove potrai pagare la tua prenotazione anticipata in modo sicuro, tutto ciò di cui hai bisogno è una visa, mastercard.</text:p>
          </table:table-cell>
          <table:table-cell office:value-type="string" calcext:value-type="string">
            <text:p>Buchen Sie jetzt, Sie werden zu einer sicheren Sitzung weitergeleitet, wo Sie Ihre Vorbestellung sicher bezahlen können, alles was Sie brauchen ist eine Visa, Mastercard.</text:p>
          </table:table-cell>
        </table:table-row>
        <table:table-row table:style-name="ro1">
          <table:table-cell office:value-type="string" calcext:value-type="string">
            <text:p>titulo_masinformacion_reserva</text:p>
          </table:table-cell>
          <table:table-cell office:value-type="string" calcext:value-type="string">
            <text:p>Book now, Information</text:p>
          </table:table-cell>
          <table:table-cell table:style-name="ce14" office:value-type="string" calcext:value-type="string">
            <text:p>Reservar ahora, Informacón</text:p>
          </table:table-cell>
          <table:table-cell office:value-type="string" calcext:value-type="string">
            <text:p>Prenota ora, Informazioni</text:p>
          </table:table-cell>
          <table:table-cell office:value-type="string" calcext:value-type="string">
            <text:p>Jetzt buchen, Informationen</text:p>
          </table:table-cell>
        </table:table-row>
        <table:table-row table:style-name="ro13">
          <table:table-cell office:value-type="string" calcext:value-type="string">
            <text:p>registro_newsletter</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i there, this is Alvaro from RentCarMallorca.es, nice to meet you! &lt;br&gt;&lt;br&gt; I'll be sending you a few emails a month with valuable content. Don't hesitate to let me know if you have any feedback or ideas. If the emails are too much, you can always change your subscription preferences or unsubscribe. &lt;br&gt;&lt;br&gt; Speak soon,&lt;br&gt; Alvaro&lt;br&gt; PS. Don't hesitate reach out if you have any questions(seriously), I'm always happy to help.&lt;br&gt; &lt;br&gt; RentCarMallorca.es&lt;/body&gt; &lt;/html&gt;</text:p>
          </table:table-cell>
          <table:table-cell table:style-name="ce22"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ola, soy Álvaro de RentCarMallorca.es, ¡encantado de conocerte! &lt;br&gt;&lt;br&gt; Te enviaré unos cuantos emails al mes con contenido de valor. No dudes en decirme si tienes algún comentario o idea. Si los emails son demasiado, siempre puedes cambiar tus preferencias de suscripción o darte de baja. &lt;br&gt;&lt;br&gt; Habla pronto,&lt;br&gt; Álvaro&lt;br&gt; PD. No dudes en contactar con nosotros si tienes alguna duda(en serio), siempre estoy encantado de ayudarte.&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Ciao, questo è Alvaro da RentCarMallorca.es, piacere di conoscerti! &lt;br&gt;&lt;br&gt; Ti invierò alcune e-mail al mese con contenuti di valore. Non esitare a farmi sapere se hai qualche feedback o idea. Se le email sono troppe, puoi sempre cambiare le tue preferenze di iscrizione o cancellarti. &lt;br&gt;&lt;br&gt; Parla presto,&lt;br&gt; Alvaro&lt;br&gt; PS. Non esitate a contattare se avete domande (seriamente), sono sempre felice di aiutare.&lt;br&gt; &lt;br&gt; &lt;br&gt; RentCarMallorca.es&lt;/body&gt; &lt;/html&gt;</text:p>
          </table:table-cell>
          <table:table-cell office:value-type="string" calcext:value-type="string">
            <text:p>&lt;!DOCTYPE html&gt; &lt;html&gt; <text:s/>&lt;head&gt; <text:s text:c="4"/>&lt;meta charset="UTF-8"&gt; <text:s text:c="4"/>&lt;meta http-equiv="X-UA-Compatible" content="IE=edge"&gt; <text:s text:c="4"/>&lt;meta name="viewport" content="width=device-width, initial-scale=1.0"&gt; &lt;/head&gt; <text:s/>&lt;body&gt; &lt;img src="URL_IMAGEN" alt="logo rentcarmallorca.es"&gt; &lt;br&gt; Hallo, hier ist Alvaro von RentCarMallorca.es, schön, Sie kennenzulernen! &lt;br&gt;&lt;br&gt; Ich werde Ihnen ein paar E-Mails im Monat mit wertvollen Inhalten schicken. Zögern Sie nicht, mich wissen zu lassen, wenn Sie Feedback oder Ideen haben. Wenn Ihnen die E-Mails zu viel sind, können Sie jederzeit Ihre Abonnement-Einstellungen ändern oder sich abmelden. &lt;br&gt;&lt;br&gt; Sprechen Sie bald,&lt;br&gt; Alvaro&lt;br&gt; PS. Zögern Sie nicht, mich zu erreichen, wenn Sie irgendwelche Fragen haben (ernsthaft), ich bin immer glücklich zu helfen.&lt;br&gt; &lt;br&gt; RentCarMallorca.es&lt;/body&gt; &lt;/html&gt;</text:p>
          </table:table-cell>
        </table:table-row>
        <table:table-row table:style-name="ro14">
          <table:table-cell office:value-type="string" calcext:value-type="string">
            <text:p>condiciones_generales_texto</text:p>
          </table:table-cell>
          <table:table-cell office:value-type="string" calcext:value-type="string">
            <text:p>&lt;p&gt;&lt;span class="texto-decorador-underline"&gt;&lt;strong&gt;Age requirements:&lt;/strong&gt;&lt;/span&gt;&lt;br /&gt;Young driver 21 to 23 years old and minimum 2 years licence (experience).&lt;/p&gt; &lt;p&gt;Young driver supplement (21-23 years old, 2 years experience): 5&amp;euro; / day.&lt;/p&gt; &lt;p&gt;&lt;br /&gt;&lt;span class="texto-decorador-underline"&gt;&lt;strong&gt;International driving licence:&lt;/strong&gt;&lt;/span&gt;&lt;br /&gt;In case you do not have a driving licence from the European Union, you need to present an international driving licence together with your original driving licence in order to rent a vehicle.&lt;br /&gt;Driving licences with non-Roman characters or licences belonging to countries outside the EU must be accompanied by an international licence or an official translation.&lt;/p&gt; &lt;p&gt;&lt;span class="texto-decorador-underline"&gt;&lt;strong&gt;Additional driver:&lt;/strong&gt;&lt;/span&gt;&lt;br /&gt;Maximum number of additional drivers per rental: 1.&lt;/p&gt; &lt;p&gt;&lt;span class="texto-decorador-underline"&gt;&lt;strong&gt;Insurance:&lt;/strong&gt;&lt;/span&gt;&lt;br /&gt;Insurance includes collision insurance.&lt;br /&gt;Please note that customer negligence is never included in the Super Collision Damage Waiver (SCDW).&lt;br /&gt;Loss or breakage of keys, is not included in the insurance.&lt;/p&gt; &lt;p&gt;&lt;span class="texto-decorador-underline"&gt;&lt;strong&gt;Mileage:&lt;/strong&gt;&lt;/span&gt;&lt;br /&gt;The use of our vehicles is restricted to the island of Mallorca.&lt;/p&gt; &lt;p&gt;&lt;span class="texto-decorador-underline"&gt;&lt;strong&gt;Fuel policy:&lt;/strong&gt;&lt;/span&gt;&lt;br /&gt;The client undertakes to return the vehicle with the same level of fuel with which it was delivered, assuming the cost of the difference if any.&lt;/p&gt; &lt;p&gt;&lt;span class="texto-decorador-underline"&gt;&lt;strong&gt;Out of hours:&lt;/strong&gt;&lt;/span&gt;&lt;br /&gt;Office hours: 09:00-20:00h.&lt;/p&gt; &lt;p&gt;Picking up the vehicle between 20:01 and 00:00 has a supplement of 25&amp;euro;. Returns outside office hours are subject to availability.&lt;/p&gt; &lt;p&gt;&lt;span class="texto-decorador-underline"&gt;&lt;strong&gt;Other:&lt;/strong&gt;&lt;/span&gt;&lt;br /&gt;Refuelling error: 150 &amp;euro;.&lt;/p&gt; &lt;p&gt;Damage, loss or theft of keys: 300 &amp;euro;.&lt;/p&gt; &lt;p&gt;Please note that you have up to 6 hours courtesy time for collection of your booking. If the vehicle is not collected within this time, RentCarMallorca may cancel your booking. Please note that this courtesy time is always subject to availability.&lt;/p&gt; &lt;p&gt;&lt;span class="texto-decorador-underline"&gt;&lt;strong&gt;Inspection of the vehicle:&lt;/strong&gt;&lt;/span&gt;&lt;br /&gt;The user will have the opportunity to be present at the collection and return of the vehicle.&lt;/p&gt; &lt;p&gt;&lt;span class="texto-decorador-underline"&gt;&lt;strong&gt;Right of withdrawal:&lt;/strong&gt;&lt;/span&gt;&lt;br /&gt;Please note that there is no right of withdrawal for this type of service.&lt;/p&gt; &lt;p&gt;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lt;/p&gt; &lt;p&gt;In the event of an accident or damage to the vehicle, you should contact the telephone number provided when completing the contract as soon as possible. You will have to fill in an accident report for the insurance. Otherwise insurance cover is not guaranteed.&lt;/p&gt; &lt;p&gt;&lt;span class="texto-decorador-underline"&gt;&lt;strong&gt;Cancellation policy:&lt;/strong&gt;&lt;/span&gt;&lt;br /&gt;In order to be refunded for a prepaid reservation, it is compulsory to cancel at least 48 hours before the rental start date and via email to servicios@rentcarmallorca.es. No refund will be made for no-show, or non-collection of the vehicle.&lt;/p&gt;</text:p>
          </table:table-cell>
          <table:table-cell table:style-name="ce22" office:value-type="string" calcext:value-type="string">
            <text:p>&lt;p&gt;&lt;span class="texto-decorador-underline"&gt;&lt;strong&gt;Requisitos de edad:&lt;/strong&gt;&lt;/span&gt;&lt;br /&gt;Conductor joven 21 a 23 a&amp;ntilde;os y minimo 2 a&amp;ntilde;os de carnet (experiencia)&lt;br /&gt;&lt;br /&gt;Suplemento conductor joven (21-23 a&amp;ntilde;os, 2 a&amp;ntilde;os de experiencia): 5 &amp;euro;/d&amp;iacute;a.&lt;/p&gt; &lt;p&gt;&lt;br /&gt;&lt;strong&gt;&lt;span class="texto-decorador-underline"&gt;Permiso de conducir internacional:&lt;/span&gt;&lt;/strong&gt;&lt;br /&gt;En caso de que no disponga de un permiso de conducir de la Uni&amp;oacute;n Europea, es necesario presentar junto a su carnet de conducir original un permiso de conducir internacional para alquilar un veh&amp;iacute;culo.&lt;br /&gt;Los carn&amp;eacute;s de conducir con caracteres no romanos o los carn&amp;eacute;s pertenecientes a pa&amp;iacute;ses de fuera de la UE deben ir acompa&amp;ntilde;ados de un permiso internacional o de una traducci&amp;oacute;n oficial.&lt;/p&gt; &lt;p&gt;&lt;span class="texto-decorador-underline"&gt;&lt;strong&gt;Conductor adicional:&lt;/strong&gt;&lt;/span&gt;&lt;br /&gt;N&amp;uacute;mero m&amp;aacute;ximo de conductores adicionales por alquiler: 1.&lt;/p&gt; &lt;p&gt;&lt;span class="texto-decorador-underline"&gt;&lt;strong&gt;Seguro:&lt;/strong&gt;&lt;/span&gt;&lt;br /&gt;El seguro incluye un seguro por colisi&amp;oacute;n. &lt;br /&gt;Tenga en cuenta que la negligencia del cliente nunca est&amp;aacute; incluida en el Seguro de Colisi&amp;oacute;n SCDW (Super Collision Damage Waiver).&lt;br /&gt;La p&amp;eacute;rdida o rotura de las llaves, no est&amp;aacute; incluida en el seguro.&lt;/p&gt; &lt;p&gt;&lt;span class="texto-decorador-underline"&gt;&lt;strong&gt;Kilometraje:&lt;/strong&gt;&lt;/span&gt;&lt;br /&gt;El uso de nuestros veh&amp;iacute;culos est&amp;aacute; restringido a la isla de Mallorca.&lt;/p&gt; &lt;p&gt;&lt;span class="texto-decorador-underline"&gt;&lt;strong&gt;Pol&amp;iacute;tica de combustible:&lt;/strong&gt;&lt;/span&gt;&lt;br /&gt;El cliente se compromete a devolver el vehiculo con el mismo nivel de combustible con el que se le entreg&amp;oacute;, asumiendo el coste de la diferencia si la hubiera.&lt;/p&gt; &lt;p&gt;&lt;span class="texto-decorador-underline"&gt;&lt;strong&gt;Fuera de horas:&lt;/strong&gt;&lt;/span&gt;&lt;br /&gt;Horario de oficina: 09:00-20:00h.&lt;/p&gt; &lt;p&gt;Recoger el veh&amp;iacute;culo entre las 20:01 y las 00:00 tiene un suplemento de 25&amp;euro;. Las devoluciones fuera de horario de oficina quedan sujetas a disponibilidad.&lt;/p&gt; &lt;p&gt;&lt;span class="texto-decorador-underline"&gt;&lt;strong&gt;Otros:&lt;/strong&gt;&lt;/span&gt;&lt;br /&gt;Error de repostaje: 150 &amp;euro;.&lt;/p&gt; &lt;p&gt;Da&amp;ntilde;o, perdidad y robo de las llaves 300&amp;euro;&lt;/p&gt; &lt;p&gt;Por favor tenga en cuenta que tiene hasta 6 horas de cortes&amp;iacute;a para la recogida de su reserva. Si no se recoge el veh&amp;iacute;culo en este plazo, RentCarMallorca puede cancelar su reserva. Tenga en cuenta que este tiempo de cortes&amp;iacute;a est&amp;aacute; siempre sujeto a disponibilidad.&lt;/p&gt; &lt;p&gt;&lt;span class="texto-decorador-underline"&gt;&lt;strong&gt;Inspecci&amp;oacute;n del veh&amp;iacute;culo:&lt;/strong&gt;&lt;/span&gt; &lt;br /&gt;El usuario tendr&amp;aacute; la oportunidad de estar presente en la recogida y devoluci&amp;oacute;n del veh&amp;iacute;culo.&lt;/p&gt; &lt;p&gt;&lt;span class="texto-decorador-underline"&gt;&lt;strong&gt;Derecho de desistimiento:&lt;/strong&gt;&lt;/span&gt; &lt;br /&gt;Se informa que en este tipo de servicio no existe el derecho de desistimiento.&lt;/p&gt; &lt;p&gt;El alquiler realizado no va necesariamente vinculado a un veh&amp;iacute;culo concreto (marca-modelo, color, equipamiento, etc.) sino a un grupo de veh&amp;iacute;culos de similares caracter&amp;iacute;sticas t&amp;eacute;cnicas y de habitabilidad. El veh&amp;iacute;culo que se muestra en el Bono de confirmaci&amp;oacute;n podr&amp;aacute; ser sustituido por un coche similar dependiendo de la flota disponible en la oficina local.&lt;/p&gt; &lt;p&gt;En caso de accidente o da&amp;ntilde;os al veh&amp;iacute;culo, deber&amp;aacute; ponerse en contacto con el n&amp;uacute;mero de tel&amp;eacute;fono que se proporsionar&amp;aacute; a la hora de cumplimentar el contrato, lo m&amp;aacute;s pronto sea posible. Tendr&amp;aacute; que rellenar un parte de accidente para el seguro. En caso contrario no est&amp;aacute; garantizada la cobertura por el seguro.&lt;/p&gt; &lt;p&gt;&lt;span class="texto-decorador-underline"&gt;&lt;strong&gt;Pol&amp;iacute;tica de cancelaci&amp;oacute;n:&lt;/strong&gt;&lt;/span&gt;&lt;br /&gt;Para que se le devuelva el dinero de una reserva prepagada, es obligatorio que la cancele m&amp;iacute;nimo 48 horas antes de la fecha de comienzo del alquiler y a trav&amp;eacute;s del correo electr&amp;oacute;nico &lt;a href="mailto:servicios@rentcarmallorca.es" class="notion-link-token notion-enable-hover" target="_blank" rel="noopener noreferrer" data-token-index="1" data-reactroot=""&gt;&lt;span&gt;servicios@rentcarmallorca.es&lt;/span&gt;&lt;/a&gt; No se realizar&amp;aacute; devoluci&amp;oacute;n alguna por no comparecencia, o no retirada del veh&amp;iacute;culo.&lt;/p&gt;</text:p>
          </table:table-cell>
          <table:table-cell office:value-type="string" calcext:value-type="string">
            <text:p>&lt;p&gt;&lt;span class="texto-decorador-underline"&gt;&lt;strong&gt;Requisiti di et&amp;agrave;:&lt;/strong&gt;&lt;/span&gt;&lt;br /&gt;Giovane autista dai 21 ai 23 anni e minimo 2 anni di patente (esperienza).&lt;/p&gt; &lt;p&gt;Supplemento per giovani conducenti (21-23 anni, 2 anni di esperienza): 5 &amp;euro;/giorno.&lt;/p&gt; &lt;p&gt;&lt;br /&gt;&lt;span class="texto-decorador-underline"&gt;&lt;strong&gt;Patente di guida internazionale:&lt;/strong&gt;&lt;/span&gt;&lt;br /&gt;Se non ha una patente di guida dell'Unione Europea, deve presentare una patente di guida internazionale insieme alla sua patente originale per noleggiare un veicolo.&lt;br /&gt;Le patenti di guida con caratteri non romani o le patenti appartenenti a paesi fuori dall'UE devono essere accompagnate da una patente internazionale o da una traduzione ufficiale.&lt;/p&gt; &lt;p&gt;&lt;span class="texto-decorador-underline"&gt;&lt;strong&gt;Driver aggiuntivo:&lt;/strong&gt;&lt;/span&gt;&lt;br /&gt;Numero massimo di conducenti aggiuntivi per noleggio: 1.&lt;/p&gt; &lt;p&gt;&lt;span class="texto-decorador-underline"&gt;&lt;strong&gt;Assicurazione:&lt;/strong&gt;&lt;/span&gt;&lt;br /&gt;L'assicurazione include l'assicurazione contro le collisioni.&lt;br /&gt;Si prega di notare che la negligenza del cliente non &amp;egrave; mai inclusa nella Super Collision Damage Waiver (SCDW).&lt;br /&gt;La perdita o la rottura delle chiavi non &amp;egrave; inclusa nell'assicurazione.&lt;/p&gt; &lt;p&gt;&lt;span class="texto-decorador-underline"&gt;&lt;strong&gt;Chilometraggio:&lt;/strong&gt;&lt;/span&gt;&lt;br /&gt;L'uso dei nostri veicoli &amp;egrave; limitato all'isola di Maiorca.&lt;/p&gt; &lt;p&gt;&lt;span class="texto-decorador-underline"&gt;&lt;strong&gt;Politica dei carburanti:&lt;/strong&gt;&lt;/span&gt;&lt;br /&gt;Il cliente si impegna a restituire il veicolo con lo stesso livello di carburante con cui &amp;egrave; stato consegnato, assumendo il costo dell'eventuale differenza.&lt;/p&gt; &lt;p&gt;&lt;span class="texto-decorador-underline"&gt;&lt;strong&gt;Fuori orario:&lt;/strong&gt;&lt;/span&gt;&lt;br /&gt;Orario d'ufficio: 09:00-20:00h.&lt;/p&gt; &lt;p&gt;Il ritiro del veicolo tra le 20:01 e le 00:00 ha un supplemento di 25&amp;euro;. Le restituzioni al di fuori dell'orario d'ufficio sono soggette a disponibilit&amp;agrave;.&lt;/p&gt; &lt;p&gt;&lt;span class="texto-decorador-underline"&gt;&lt;strong&gt;Altri:&lt;/strong&gt;&lt;/span&gt;&lt;br /&gt;Errore di rifornimento: 150 &amp;euro;.&lt;/p&gt; &lt;p&gt;Danni, perdita o furto delle chiavi: 300 &amp;euro;.&lt;/p&gt; &lt;p&gt;Si prega di notare che avete fino a 6 ore di tempo di cortesia per il ritiro della vostra prenotazione. Se il veicolo non viene ritirato entro questo tempo, RentCarMallorca pu&amp;ograve; annullare la prenotazione. Si prega di notare che questo tempo di cortesia &amp;egrave; sempre soggetto a disponibilit&amp;agrave;.&lt;/p&gt; &lt;p&gt;&lt;span class="texto-decorador-underline"&gt;&lt;strong&gt;Ispezione del veicolo:&lt;/strong&gt;&lt;/span&gt;&lt;br /&gt;L'utente avr&amp;agrave; la possibilit&amp;agrave; di essere presente al ritiro e alla restituzione del veicolo.&lt;/p&gt; &lt;p&gt;&lt;span class="texto-decorador-underline"&gt;&lt;strong&gt;Diritto di recesso:&lt;/strong&gt;&lt;/span&gt;&lt;br /&gt;La informiamo che in questo tipo di servizio non esiste il diritto di recesso.&lt;/p&gt; &lt;p&gt;Il noleggio non &amp;egrave; necessariamente legato a un veicolo specifico (marca, modello, colore, equipaggiamento, ecc.) ma a un gruppo di veicoli con caratteristiche tecniche e di abitabilit&amp;agrave; simili. Il veicolo indicato sul Voucher di conferma pu&amp;ograve; essere sostituito da un'auto simile a seconda della flotta disponibile presso l'ufficio locale.&lt;/p&gt; &lt;p&gt;In caso di incidente o di danni al veicolo, deve contattare il pi&amp;ugrave; presto possibile il numero di telefono fornito al momento della compilazione del contratto. Dovrete compilare un rapporto sull'incidente per l'assicurazione. Altrimenti la copertura assicurativa non &amp;egrave; garantita.&lt;/p&gt; &lt;p&gt;&lt;span class="texto-decorador-underline"&gt;&lt;strong&gt;Politica di cancellazione:&lt;/strong&gt;&lt;/span&gt;&lt;br /&gt;Al fine di essere rimborsati per una prenotazione prepagata, &amp;egrave; obbligatorio cancellare almeno 48 ore prima della data di inizio del noleggio e attraverso l'email servicios@rentcarmallorca.es. Nessun rimborso sar&amp;agrave; effettuato per no-show, o mancato ritiro del veicolo.&lt;/p&gt; </text:p>
          </table:table-cell>
          <table:table-cell office:value-type="string" calcext:value-type="string">
            <text:p>&lt;p&gt;&lt;span class="texto-decorador-underline"&gt;&lt;strong&gt;Altersanforderungen:&lt;/strong&gt;&lt;/span&gt;&lt;br /&gt;Junger Fahrer 21 bis 23 Jahre alt und mindestens 2 Jahre F&amp;uuml;hrerschein (Erfahrung).&lt;br /&gt;Zuschlag f&amp;uuml;r junge Fahrer (21-23 Jahre alt, 2 Jahre Erfahrung): 5&amp;euro; / Tag.&lt;/p&gt; &lt;p&gt;&lt;span class="texto-decorador-underline"&gt;&lt;strong&gt;Internationaler F&amp;uuml;hrerschein:&lt;/strong&gt;&lt;/span&gt;&lt;br /&gt;Falls Sie keinen F&amp;uuml;hrerschein aus der Europ&amp;auml;ischen Union besitzen, m&amp;uuml;ssen Sie einen internationalen F&amp;uuml;hrerschein zusammen mit Ihrem Originalf&amp;uuml;hrerschein vorlegen, um ein Fahrzeug zu mieten.&lt;br /&gt;F&amp;uuml;hrerscheine mit nicht-r&amp;ouml;mischen Schriftzeichen oder F&amp;uuml;hrerscheine aus L&amp;auml;ndern au&amp;szlig;erhalb der EU m&amp;uuml;ssen mit einem internationalen F&amp;uuml;hrerschein oder einer offiziellen &amp;Uuml;bersetzung versehen sein.&lt;/p&gt; &lt;p&gt;&lt;span class="texto-decorador-underline"&gt;&lt;strong&gt;Zus&amp;auml;tzlicher Treiber:&lt;/strong&gt;&lt;/span&gt;&lt;br /&gt;Maximale Anzahl von Zusatzfahrern pro Anmietung: 1.&lt;/p&gt; &lt;p&gt;&lt;span class="texto-decorador-underline"&gt;&lt;strong&gt;Versicherung:&lt;/strong&gt;&lt;/span&gt;&lt;br /&gt;Die Versicherung beinhaltet eine Kaskoversicherung.&lt;br /&gt;Bitte beachten Sie, dass Fahrl&amp;auml;ssigkeit des Kunden niemals im Super Collision Damage Waiver (SCDW) enthalten ist.&lt;br /&gt;Verlust oder Bruch von Schl&amp;uuml;sseln, ist nicht mitversichert.&lt;/p&gt; &lt;p&gt;&lt;span class="texto-decorador-underline"&gt;&lt;strong&gt;Kilometerstand:&lt;/strong&gt;&lt;/span&gt;&lt;br /&gt;Der Einsatz unserer Fahrzeuge ist auf die Insel Mallorca beschr&amp;auml;nkt.&lt;/p&gt; &lt;p&gt;&lt;span class="texto-decorador-underline"&gt;&lt;strong&gt;Kraftstoffpolitik:&lt;/strong&gt;&lt;/span&gt;&lt;br /&gt;Der Kunde verpflichtet sich, das Fahrzeug mit demselben Kraftstoffstand zur&amp;uuml;ckzugeben, mit dem es ausgeliefert wurde, und die Kosten f&amp;uuml;r eine eventuelle Differenz zu &amp;uuml;bernehmen.&lt;/p&gt; &lt;p&gt;&lt;span class="texto-decorador-underline"&gt;&lt;strong&gt;Au&amp;szlig;erhalb der &amp;Ouml;ffnungszeiten:&lt;/strong&gt;&lt;/span&gt;&lt;br /&gt;B&amp;uuml;rozeiten: 09:00-20:00h.&lt;/p&gt; &lt;p&gt;F&amp;uuml;r die Abholung zwischen 20:01 und 00:00 Uhr wird ein Zuschlag von 25&amp;euro; erhoben. R&amp;uuml;cksendungen au&amp;szlig;erhalb der Gesch&amp;auml;ftszeiten sind abh&amp;auml;ngig von der Verf&amp;uuml;gbarkeit.&lt;/p&gt; &lt;p&gt;&lt;span class="texto-decorador-underline"&gt;&lt;strong&gt;Andere:&lt;/strong&gt;&lt;/span&gt;&lt;br /&gt;Fehler beim Tanken: 150 &amp;euro;.&lt;/p&gt; &lt;p&gt;Besch&amp;auml;digung, Verlust oder Diebstahl von Schl&amp;uuml;sseln: 300 &amp;euro;.&lt;/p&gt; &lt;p&gt;Bitte beachten Sie, dass Sie bis zu 6 Stunden Vorlaufzeit f&amp;uuml;r die Abholung Ihrer Buchung haben. Wenn das Fahrzeug nicht innerhalb dieser Zeit abgeholt wird, kann RentCarMallorca Ihre Buchung stornieren. Bitte beachten Sie, dass diese Gef&amp;auml;lligkeitszeit immer von der Verf&amp;uuml;gbarkeit abh&amp;auml;ngt.&lt;/p&gt; &lt;p&gt;&lt;span class="texto-decorador-underline"&gt;&lt;strong&gt;Inspektion des Fahrzeugs:&lt;/strong&gt;&lt;/span&gt;&lt;br /&gt;Der Benutzer hat die M&amp;ouml;glichkeit, bei der Abholung und R&amp;uuml;ckgabe des Fahrzeugs anwesend zu sein.&lt;/p&gt; &lt;p&gt;&lt;span class="texto-decorador-underline"&gt;&lt;strong&gt;Recht auf Widerruf:&lt;/strong&gt;&lt;/span&gt;&lt;br /&gt;Wir informieren Sie, dass bei dieser Art von Dienstleistung kein Widerrufsrecht besteht.&lt;/p&gt; &lt;p&gt;Die Anmietung ist nicht unbedingt an ein bestimmtes Fahrzeug (Marke, Modell, Farbe, Ausstattung usw.) gebunden, sondern an eine Gruppe von Fahrzeugen mit &amp;auml;hnlichen technischen und wohnlichen Eigenschaften. Das auf dem Confirmation Voucher angegebene Fahrzeug kann durch ein &amp;auml;hnliches Fahrzeug ersetzt werden, je nach der in der &amp;ouml;rtlichen Niederlassung verf&amp;uuml;gbaren Flotte.&lt;/p&gt; &lt;p&gt;Im Falle eines Unfalls oder einer Besch&amp;auml;digung des Fahrzeugs sollten Sie sich so schnell wie m&amp;ouml;glich an die bei Vertragsabschluss angegebene Telefonnummer wenden. Sie m&amp;uuml;ssen einen Unfallbericht f&amp;uuml;r die Versicherung ausf&amp;uuml;llen. Ansonsten ist der Versicherungsschutz nicht gew&amp;auml;hrleistet.&lt;/p&gt; &lt;p&gt;&lt;span class="texto-decorador-underline"&gt;&lt;strong&gt;Stornierungsbedingungen:&lt;/strong&gt;&lt;/span&gt;&lt;br /&gt;Um eine R&amp;uuml;ckerstattung f&amp;uuml;r eine vorausbezahlte Reservierung zu erhalten, ist es zwingend erforderlich, dass Sie mindestens 48 Stunden vor Mietbeginn und &amp;uuml;ber die E-Mail servicios@rentcarmallorca.es stornieren. Bei Nichterscheinen oder Nichtabholung des Fahrzeugs erfolgt keine R&amp;uuml;ckerstattung.&lt;/p&gt; </text:p>
          </table:table-cell>
        </table:table-row>
        <table:table-row table:style-name="ro15">
          <table:table-cell office:value-type="string" calcext:value-type="string">
            <text:p>proteccion_datos_texto</text:p>
          </table:table-cell>
          <table:table-cell office:value-type="string" calcext:value-type="string">
            <text:p>&lt;p&gt;&lt;span class="texto-decorador-underline"&gt;&lt;strong&gt;Data protection&lt;/strong&gt;&lt;/span&gt;&lt;/p&gt; &lt;p&gt;The user of this web site expressly authorises the processing of the personal data provided. Likewise, the user who enters the data is solely and ultimately responsible for the veracity of the information provided. The user who provides the data must be the owner of the same or otherwise have obtained the express consent of the owner to be subscribed to this service, assuming that he/she has made the owner of said data aware of these Terms and Conditions.&lt;/p&gt; &lt;p&gt;In compliance with Organic Law 15/1999, of 13 December, on the Protection of Personal Data, we inform you that the personal data you provide us with through the website www.rentcarmallorca.es, will be treated confidentially and will form part of a file owned by RentCarMallorca, Cam&amp;iacute; de Can Pastilla, 51. Your personal data will be used solely to deal with your query and respond to the information requested, as well as the provision, management and administration of the services contracted. We also inform you that your contact details will be included in a file owned by RentCarMallorca for the purpose of sending information, through ordinary or electronic channels, regarding products and services that Rent Car Mallorca currently provides or may decide to provide in the future, and will be kept for this purpose until you expressly state otherwise, the user guarantees that the personal details provided to RentCarMallorca are truthful and is responsible for communicating any changes to them. The user shall be solely responsible for any damage or loss, direct or indirect, that may be caused to RentCarMallorca, or any third party as a result of filling in the forms with false, inaccurate, incomplete or outdated data. We also inform you that you may exercise your rights of access, rectification, cancellation and opposition in accordance with the provisions of Law 15/1999 of 13 December on the Protection of Personal Data by sending an email to servicios@rentcarmallorca.es or a letter together with a photocopy of your ID card to the following address: Cam&amp;iacute; de Can Pastilla, 51 C.P. 07610. RentCarMallorca does not sell, transfer, lease or transmit in any way any information or personal data of its Customers/Users to third parties. The owner of the data expressly authorises that their data be transferred to attend to their query and respond to the information requested, as well as the provision, management and administration of any services contracted, accepting to receive information by e-mail from www.rentcarmallorca.es, which in turn has adopted the necessary measures to prevent the alteration, loss, processing or unauthorised access of personal data, taking into account at all times the state of technology, however, the User should be aware that security measures on the Internet are not impregnable.&lt;/p&gt; </text:p>
          </table:table-cell>
          <table:table-cell table:style-name="ce22" office:value-type="string" calcext:value-type="string">
            <text:p>&lt;p&gt;&lt;span class="texto-decorador-underline"&gt;&lt;strong&gt;Protecci&amp;oacute;n de datos&lt;/span&gt;&lt;/strong&gt;&lt;/p&gt; &lt;p&gt;El usuario de este web site autoriza expresamente el tratamiento de los datos personales facilitados. As&amp;iacute; mismo el usuario que introduce los datos, es el responsable &amp;uacute;nico y final de la veracidad de la informaci&amp;oacute;n suministrada. El usuario que facilita los datos debe ser el titular de los mismos o en su defecto haber recabado el consentimiento expreso del titular para ser suscrito en este servicio, asumiendo que ha dado a conocer al titular de dichos datos estos T&amp;eacute;rminos y Condiciones.&lt;/p&gt; &lt;p&gt;En cumplimiento de la Ley Org&amp;aacute;nica 15/1999, de 13 de diciembre, de Protecci&amp;oacute;n de Datos de Car&amp;aacute;cter Personal, le informamos que los datos personales que nos suministre a trav&amp;eacute;s de la p&amp;aacute;gina web &lt;a href="http://www.rentcarmallorca.es"&gt;www.rentcarmallorca.es&lt;/a&gt;, ser&amp;aacute;n tratados de forma confidencial y pasar&amp;aacute;n a formar parte de un fichero propiedad de RentCarMallorca, Cam&amp;iacute; de Can Pastilla, 51. Sus datos personales ser&amp;aacute;n utilizados &amp;uacute;nicamente para atender su consulta y responder a la informaci&amp;oacute;n solicitada, as&amp;iacute; como la prestaci&amp;oacute;n, gesti&amp;oacute;n y administraci&amp;oacute;n de los servicios contratados. Asimismo le informamos que sus datos de contacto pasar&amp;aacute;n a formar parte de un fichero propiedad de RentCarMallorca con la finalidad de realizar env&amp;iacute;o de informaci&amp;oacute;n, por canales ordinarios o electr&amp;oacute;nicos, relativa a productos y servicios que Rent Car Mallorca, prestan actualmente o decidan prestar en un futuro, conserv&amp;aacute;ndose con esta finalidad hasta que nos indique su manifestaci&amp;oacute;n expresa en contrario.El Usuario garantiza que los Datos Personales facilitados a RentCarMallorca, son veraces y se hace responsable de comunicar cualquier modificaci&amp;oacute;n en los mismos. El usuario ser&amp;aacute; el &amp;uacute;nico responsable de cualquier da&amp;ntilde;o o perjuicio, directo o indirecto, que pudiera ocasionar a RentCarMallorca, o a cualquier tercero a causa de la cumplimentaci&amp;oacute;n de los formularios con datos falsos, inexactos, incompletos o no actualizados. Igualmente le informamos que puede ejercitar sus derechos de acceso, rectificaci&amp;oacute;n, cancelaci&amp;oacute;n y oposici&amp;oacute;n con arreglo a lo previsto en la Ley Org&amp;aacute;nica 15/1999, de 13 de diciembre, de Protecci&amp;oacute;n de Datos de Car&amp;aacute;cter Personal, enviando un correo electr&amp;oacute;nico a&amp;nbsp;&lt;a href="mailto:servicios@rentcarmallorca.es"&gt;servicios@rentcarmallorca.es&lt;/a&gt; &amp;nbsp;o una carta junto con la fotocopia de su DNI, a la siguiente direcci&amp;oacute;n: Cam&amp;iacute; de Can Pastilla, 51 C.P. 07610. a lo mismo RentCarMallorca no vende, cede, arrienda ni transmite de modo alguna informaci&amp;oacute;n o datos de car&amp;aacute;cter personal de sus Clientes/Usuarios a terceros.El titular de los datos autoriza expresamente que sus datos sean cedidos para atender su consulta y responder a la informaci&amp;oacute;n solicitada, as&amp;iacute; como la prestaci&amp;oacute;n, gesti&amp;oacute;n y administraci&amp;oacute;n de los posibles servicios contratados, aceptando recibir informaci&amp;oacute;n por e-mail de &lt;a href="http://www.rentcarmallorca.es"&gt;www.rentcarmallorca.es&lt;/a&gt; , que a su vez ha adoptado las medidas necesarias para evitar la alteraci&amp;oacute;n, p&amp;eacute;rdida, tratamiento o acceso no autorizado de los datos personales, habida cuenta en todo momento del estado de la tecnolog&amp;iacute;a, no obstante, el Usuario debe ser consciente de que las medidas de seguridad en Internet no son inexpugnables.&lt;/p&gt;</text:p>
          </table:table-cell>
          <table:table-cell office:value-type="string" calcext:value-type="string">
            <text:p>&lt;p&gt;&lt;span class="texto-decorador-underline"&gt;&lt;strong&gt;Protezione dei dati&lt;/strong&gt;&lt;/span&gt;&lt;/p&gt; &lt;p&gt;L'utente di questo sito web autorizza espressamente il trattamento dei dati personali forniti. Allo stesso modo, l'utente che inserisce i dati &amp;egrave; l'unico e ultimo responsabile della veridicit&amp;agrave; delle informazioni fornite. L'utente che fornisce i dati deve essere il proprietario degli stessi o comunque aver ottenuto il consenso espresso del proprietario per essere iscritto a questo servizio, supponendo che abbia informato il proprietario di tali dati di questi Termini e Condizioni.&lt;/p&gt; &lt;p&gt;In conformit&amp;agrave; con la Legge Organica 15/1999, del 13 dicembre, sulla Protezione dei Dati Personali, la informiamo che i dati personali che ci fornir&amp;agrave; attraverso il sito web www.rentcarmallorca.es, saranno trattati in modo confidenziale e diventeranno parte di un file di propriet&amp;agrave; di RentCarMallorca, Cam&amp;iacute; de Can Pastilla, 51. I suoi dati personali saranno utilizzati esclusivamente per rispondere alla sua richiesta e rispondere alle informazioni richieste, cos&amp;igrave; come la fornitura, gestione e amministrazione dei servizi contrattati. La informiamo inoltre che i suoi dati di contatto entreranno a far parte di un file di propriet&amp;agrave; di RentCarMallorca allo scopo di inviare informazioni, attraverso i canali ordinari o elettronici, relative a prodotti e servizi che Rent Car Mallorca, attualmente forniscono o decidono di fornire in futuro, essendo conservati per questo scopo fino a quando non si indica la sua esplicita dichiarazione contraria. L'utente sar&amp;agrave; l'unico responsabile per qualsiasi perdita o danno, diretto o indiretto, che pu&amp;ograve; essere causato a RentCarMallorca, o qualsiasi terza parte a causa del completamento dei moduli con false, inesatte, incomplete o non aggiornate. La informiamo inoltre che pu&amp;ograve; esercitare i suoi diritti di accesso, rettifica, cancellazione e opposizione in conformit&amp;agrave; con le disposizioni della Legge 15/1999, del 13 dicembre, sulla Protezione dei Dati Personali, inviando una e-mail a servicios@rentcarmallorca.es o una lettera insieme a una fotocopia della sua carta d'identit&amp;agrave;, al seguente indirizzo: Cam&amp;iacute; de Can Pastilla, 51 C.P. 07610. RentCarMallorca non vende, trasferisce, affitta o trasmette in alcun modo qualsiasi informazione o dati personali dei suoi clienti / utenti a terzi. Il titolare dei dati autorizza espressamente che i suoi dati siano trasferiti per rispondere alla sua domanda e rispondere alle informazioni richieste, cos&amp;igrave; come la fornitura, la gestione e l'amministrazione di qualsiasi servizio contrattato, accettando di ricevere informazioni via e-mail da www.rentcarmallorca.es, che a sua volta ha adottato le misure necessarie per prevenire l'alterazione, la perdita, il trattamento o l'accesso non autorizzato dei dati personali, tenendo conto in ogni momento dello stato della tecnologia, tuttavia, l'utente deve essere consapevole che le misure di sicurezza di Internet non sono inespugnabili.&lt;/p&gt;</text:p>
          </table:table-cell>
          <table:table-cell office:value-type="string" calcext:value-type="string">
            <text:p>&lt;p&gt;&lt;span class="texto-decorador-underline"&gt;&lt;strong&gt;Datenschutz&lt;/strong&gt;&lt;/span&gt;&lt;/p&gt; &lt;p&gt;Der Nutzer dieser Website stimmt der Verarbeitung der angegebenen personenbezogenen Daten ausdr&amp;uuml;cklich zu. Ebenso ist der Benutzer, der die Daten eingibt, allein und endg&amp;uuml;ltig f&amp;uuml;r die Wahrhaftigkeit der angegebenen Informationen verantwortlich. Der Benutzer, der die Daten zur Verf&amp;uuml;gung stellt, muss der Eigent&amp;uuml;mer derselben sein oder anderweitig die ausdr&amp;uuml;ckliche Zustimmung des Eigent&amp;uuml;mers zur Teilnahme an diesem Dienst erhalten haben, vorausgesetzt, er hat den Eigent&amp;uuml;mer dieser Daten &amp;uuml;ber diese Bedingungen informiert.&lt;/p&gt; &lt;p&gt;In &amp;Uuml;bereinstimmung mit dem Organgesetz 15/1999 vom 13. Dezember &amp;uuml;ber den Schutz personenbezogener Daten informieren wir Sie dar&amp;uuml;ber, dass die personenbezogenen Daten, die Sie uns &amp;uuml;ber die Website www.rentcarmallorca.es zur Verf&amp;uuml;gung stellen, vertraulich behandelt werden und Teil einer Datei werden, die RentCarMallorca, Cam&amp;iacute; de Can Pastilla, 51, geh&amp;ouml;rt. Ihre personenbezogenen Daten werden ausschlie&amp;szlig;lich zur Beantwortung Ihrer Anfrage und zur Beantwortung der angeforderten Informationen sowie zur Bereitstellung, Verwaltung und Administration der vertraglich vereinbarten Dienstleistungen verwendet. Wir informieren Sie auch dar&amp;uuml;ber, dass Ihre Kontaktdaten Teil einer Datei werden, die RentCarMallorca geh&amp;ouml;rt, zum Zweck der Zusendung von Informationen, auf normalem oder elektronischem Wege, in Bezug auf Produkte und Dienstleistungen, die Rent Car Mallorca, derzeit anbietet oder in Zukunft anbieten m&amp;ouml;chte, und zu diesem Zweck aufbewahrt werden, bis Sie Ihre ausdr&amp;uuml;ckliche gegenteilige Erkl&amp;auml;rung abgeben. Der Nutzer tr&amp;auml;gt die alleinige Verantwortung f&amp;uuml;r jeglichen Verlust oder Schaden, direkt oder indirekt, der RentCarMallorca oder Dritten durch das Ausf&amp;uuml;llen der Formulare mit falschen, ungenauen, unvollst&amp;auml;ndigen oder veralteten Daten entsteht. Wir informieren Sie au&amp;szlig;erdem, dass Sie Ihre Rechte auf Zugang, Berichtigung, L&amp;ouml;schung und Widerspruch gem&amp;auml;&amp;szlig; den Bestimmungen des Gesetzes 15/1999 vom 13. Dezember &amp;uuml;ber den Schutz personenbezogener Daten aus&amp;uuml;ben k&amp;ouml;nnen, indem Sie eine E-Mail an servicios@rentcarmallorca.es oder einen Brief zusammen mit einer Fotokopie Ihres Personalausweises an die folgende Adresse senden: Cam&amp;iacute; de Can Pastilla, 51 C.P. 07610. RentCarMallorca verkauft, &amp;uuml;bertr&amp;auml;gt, vermietet oder &amp;uuml;bermittelt in keiner Weise Informationen oder personenbezogene Daten seiner Kunden/Nutzer an Dritte. Der Inhaber der Daten erm&amp;auml;chtigt ausdr&amp;uuml;cklich, dass seine Daten &amp;uuml;bertragen werden, um Ihre Anfrage zu beantworten und auf die angeforderten Informationen zu antworten, sowie die Bereitstellung, Verwaltung und Administration von Dienstleistungen in Auftrag gegeben, die Zustimmung zum Erhalt von Informationen per E-Mail von www.rentcarmallorca.es, die wiederum die notwendigen Ma&amp;szlig;nahmen ergriffen hat, um die &amp;Auml;nderung, den Verlust, die Behandlung oder den unbefugten Zugriff auf personenbezogene Daten zu verhindern, unter Ber&amp;uuml;cksichtigung jederzeit den Stand der Technik, jedoch sollte der Benutzer bewusst sein, dass Internet-Sicherheitsma&amp;szlig;nahmen sind nicht unangreifbar.&lt;/p&gt; </text:p>
          </table:table-cell>
        </table:table-row>
        <table:table-row table:style-name="ro1">
          <table:table-cell table:style-name="ce14" office:value-type="string" calcext:value-type="string">
            <text:p>yafalta</text:p>
          </table:table-cell>
          <table:table-cell office:value-type="string" calcext:value-type="string">
            <text:p>Less time to go ....</text:p>
          </table:table-cell>
          <table:table-cell table:style-name="ce14" office:value-type="string" calcext:value-type="string">
            <text:p>Ya falta menos ....</text:p>
          </table:table-cell>
          <table:table-cell office:value-type="string" calcext:value-type="string">
            <text:p>Meno da venire ....</text:p>
          </table:table-cell>
          <table:table-cell office:value-type="string" calcext:value-type="string">
            <text:p>Weniger zu kommen ....</text:p>
          </table:table-cell>
        </table:table-row>
        <table:table-row table:style-name="ro1">
          <table:table-cell office:value-type="string" calcext:value-type="string">
            <text:p>buscando</text:p>
          </table:table-cell>
          <table:table-cell office:value-type="string" calcext:value-type="string">
            <text:p>Searching...</text:p>
          </table:table-cell>
          <table:table-cell table:style-name="ce14" office:value-type="string" calcext:value-type="string">
            <text:p>Buscando…</text:p>
          </table:table-cell>
          <table:table-cell office:value-type="string" calcext:value-type="string">
            <text:p>Ricerca...</text:p>
          </table:table-cell>
          <table:table-cell office:value-type="string" calcext:value-type="string">
            <text:p>Suchen...</text:p>
          </table:table-cell>
        </table:table-row>
        <table:table-row table:style-name="ro1">
          <table:table-cell office:value-type="string" calcext:value-type="string">
            <text:p>reserveData_texto</text:p>
          </table:table-cell>
          <table:table-cell office:value-type="string" calcext:value-type="string">
            <text:p>Mallorca,Can Pastilla - Spain</text:p>
          </table:table-cell>
          <table:table-cell table:style-name="ce14" office:value-type="string" calcext:value-type="string">
            <text:p>Mallorca,Can Pastilla - España</text:p>
          </table:table-cell>
          <table:table-cell office:value-type="string" calcext:value-type="string">
            <text:p>Mallorca,Can Pastilla - Spagna</text:p>
          </table:table-cell>
          <table:table-cell office:value-type="string" calcext:value-type="string">
            <text:p>Mallorca,Can Pastilla - Spanien</text:p>
          </table:table-cell>
        </table:table-row>
        <table:table-row table:style-name="ro16">
          <table:table-cell office:value-type="string" calcext:value-type="string">
            <text:p>texto_reserva_no_completada</text:p>
          </table:table-cell>
          <table:table-cell office:value-type="string" calcext:value-type="string">
            <text:p>Unfortunately, we were unable to process the payment for your booking. Please contact your bank or try with another card. Thank you</text:p>
          </table:table-cell>
          <table:table-cell table:style-name="ce22" office:value-type="string" calcext:value-type="string">
            <text:p>Lamentablemente, no hemos podido procesar el pago de su reserva. Por favor, póngase en contacto con su banco o inténtelo con otra tarjeta. Gracias</text:p>
          </table:table-cell>
          <table:table-cell office:value-type="string" calcext:value-type="string">
            <text:p>Sfortunatamente, non siamo stati in grado di elaborare il pagamento per la sua prenotazione. Contatta la tua banca o prova con un'altra carta. Grazie</text:p>
          </table:table-cell>
          <table:table-cell office:value-type="string" calcext:value-type="string">
            <text:p>Leider konnten wir die Zahlung für Ihre Buchung nicht bearbeiten. Bitte kontaktieren Sie Ihre Bank oder versuchen Sie es mit einer anderen Karte. Dankeschön</text:p>
          </table:table-cell>
        </table:table-row>
        <table:table-row table:style-name="ro3">
          <table:table-cell office:value-type="string" calcext:value-type="string">
            <text:p>texto_reserva_completada</text:p>
          </table:table-cell>
          <table:table-cell office:value-type="string" calcext:value-type="string">
            <text:p>The payment of your booking is successfully completed. Once again, thank you for choosing our service.</text:p>
          </table:table-cell>
          <table:table-cell table:style-name="ce14" office:value-type="string" calcext:value-type="string">
            <text:p>El pago de su reserva sea realizado correctamente. Una vez más, gracias por elegir nuestro servicio.</text:p>
          </table:table-cell>
          <table:table-cell office:value-type="string" calcext:value-type="string">
            <text:p>Il pagamento della sua prenotazione è stato completato con successo. Ancora una volta, grazie per aver scelto il nostro servizio.</text:p>
          </table:table-cell>
          <table:table-cell office:value-type="string" calcext:value-type="string">
            <text:p>Die Bezahlung Ihrer Buchung ist erfolgreich abgeschlossen. Nochmals vielen Dank, dass Sie sich für unseren Dienst entschieden haben.</text:p>
          </table:table-cell>
        </table:table-row>
        <table:table-row table:style-name="ro9">
          <table:table-cell table:style-name="ce14" office:value-type="string" calcext:value-type="string">
            <text:p>description_cookie</text:p>
          </table:table-cell>
          <table:table-cell table:style-name="ce14" office:value-type="string" calcext:value-type="string">
            <text:p>We use cookies to offer you a better browsing experience, personalise content and ads, to provide social media features and to analyse our traffic. Read about how we use cookies and how you can control them by clicking Cookie Settings. You consent to our cookies if you continue to use this website.</text:p>
          </table:table-cell>
          <table:table-cell table:style-name="ce22" office:value-type="string" calcext:value-type="string">
            <text:p>Utilizamos cookies para ofrecerle una mejor experiencia de navegación, personalizar el contenido y los anuncios, proporcionar funciones de redes sociales y analizar nuestro tráfico. Lea cómo utilizamos las cookies y cómo puede controlarlas haciendo clic en Configuración de cookies. Usted acepta nuestras cookies si continúa utilizando este sitio web.</text:p>
          </table:table-cell>
          <table:table-cell office:value-type="string" calcext:value-type="string">
            <text:p>Utilizziamo i cookie per offrirti un'esperienza di navigazione migliore, per personalizzare i contenuti e gli annunci, per fornire funzioni di social media e per analizzare il nostro traffico. Leggi come utilizziamo i cookie e come puoi controllarli cliccando su Cookie Settings. Se continui a utilizzare questo sito web, acconsenti ai nostri cookie.</text:p>
          </table:table-cell>
          <table:table-cell office:value-type="string" calcext:value-type="string">
            <text:p>Wir verwenden Cookies, um Ihnen ein besseres Surferlebnis zu bieten, Inhalte und Anzeigen zu personalisieren, Funktionen für soziale Medien bereitzustellen und unseren Datenverkehr zu analysieren. Lesen Sie mehr darüber, wie wir Cookies verwenden und wie Sie sie kontrollieren können, indem Sie auf Cookie-Einstellungen klicken. Sie stimmen unseren Cookies zu, wenn Sie diese Website weiter nutzen.</text:p>
          </table:table-cell>
        </table:table-row>
        <table:table-row table:style-name="ro1">
          <table:table-cell office:value-type="string" calcext:value-type="string">
            <text:p>settings_cookie</text:p>
          </table:table-cell>
          <table:table-cell table:style-name="ce14" office:value-type="string" calcext:value-type="string">
            <text:p>Cookie settings</text:p>
          </table:table-cell>
          <table:table-cell table:style-name="ce22" office:value-type="string" calcext:value-type="string">
            <text:p>Configuración cookies</text:p>
          </table:table-cell>
          <table:table-cell office:value-type="string" calcext:value-type="string">
            <text:p>Impostazioni dei cookie</text:p>
          </table:table-cell>
          <table:table-cell office:value-type="string" calcext:value-type="string">
            <text:p>Cookie-Einstellungen</text:p>
          </table:table-cell>
        </table:table-row>
        <table:table-row table:style-name="ro1">
          <table:table-cell office:value-type="string" calcext:value-type="string">
            <text:p>accept_cookie</text:p>
          </table:table-cell>
          <table:table-cell table:style-name="ce14" office:value-type="string" calcext:value-type="string">
            <text:p>Accept cookies</text:p>
          </table:table-cell>
          <table:table-cell table:style-name="ce22" office:value-type="string" calcext:value-type="string">
            <text:p>Aceptar cookies</text:p>
          </table:table-cell>
          <table:table-cell office:value-type="string" calcext:value-type="string">
            <text:p>Accettare i cookie</text:p>
          </table:table-cell>
          <table:table-cell office:value-type="string" calcext:value-type="string">
            <text:p>Cookies akzeptieren</text:p>
          </table:table-cell>
        </table:table-row>
        <table:table-row table:style-name="ro2">
          <table:table-cell office:value-type="string" calcext:value-type="string">
            <text:p>statement_cookie</text:p>
          </table:table-cell>
          <table:table-cell table:style-name="ce14" office:value-type="string" calcext:value-type="string">
            <text:p>Our cookie statement</text:p>
          </table:table-cell>
          <table:table-cell table:style-name="ce22" office:value-type="string" calcext:value-type="string">
            <text:p>Nuestra declaración de cookies</text:p>
          </table:table-cell>
          <table:table-cell office:value-type="string" calcext:value-type="string">
            <text:p>La nostra dichiarazione sui cookie</text:p>
          </table:table-cell>
          <table:table-cell office:value-type="string" calcext:value-type="string">
            <text:p>Unsere Cookie-Erklärung</text:p>
          </table:table-cell>
        </table:table-row>
        <table:table-row table:style-name="ro1">
          <table:table-cell office:value-type="string" calcext:value-type="string">
            <text:p>save_cookie</text:p>
          </table:table-cell>
          <table:table-cell table:style-name="ce14" office:value-type="string" calcext:value-type="string">
            <text:p>Save settings</text:p>
          </table:table-cell>
          <table:table-cell table:style-name="ce22" office:value-type="string" calcext:value-type="string">
            <text:p>Guardar la configuración</text:p>
          </table:table-cell>
          <table:table-cell office:value-type="string" calcext:value-type="string">
            <text:p>Salvare le impostazioni</text:p>
          </table:table-cell>
          <table:table-cell office:value-type="string" calcext:value-type="string">
            <text:p>Einstellungen speichern</text:p>
          </table:table-cell>
        </table:table-row>
        <table:table-row table:style-name="ro1">
          <table:table-cell office:value-type="string" calcext:value-type="string">
            <text:p>always_on_cookie</text:p>
          </table:table-cell>
          <table:table-cell table:style-name="ce14" office:value-type="string" calcext:value-type="string">
            <text:p>Always on</text:p>
          </table:table-cell>
          <table:table-cell table:style-name="ce22" office:value-type="string" calcext:value-type="string">
            <text:p>Siempre activo</text:p>
          </table:table-cell>
          <table:table-cell office:value-type="string" calcext:value-type="string">
            <text:p>Sempre in funzione</text:p>
          </table:table-cell>
          <table:table-cell office:value-type="string" calcext:value-type="string">
            <text:p>Immer eingeschaltet</text:p>
          </table:table-cell>
        </table:table-row>
        <table:table-row table:style-name="ro2">
          <table:table-cell office:value-type="string" calcext:value-type="string">
            <text:p>cookie_essential_title_cookie</text:p>
          </table:table-cell>
          <table:table-cell table:style-name="ce14" office:value-type="string" calcext:value-type="string">
            <text:p>Essential website cookies</text:p>
          </table:table-cell>
          <table:table-cell table:style-name="ce22" office:value-type="string" calcext:value-type="string">
            <text:p>Cookies esenciales del sitio web</text:p>
          </table:table-cell>
          <table:table-cell office:value-type="string" calcext:value-type="string">
            <text:p>Cookie essenziali del sito web</text:p>
          </table:table-cell>
          <table:table-cell office:value-type="string" calcext:value-type="string">
            <text:p>Wesentliche Website-Cookies</text:p>
          </table:table-cell>
        </table:table-row>
        <table:table-row table:style-name="ro17">
          <table:table-cell office:value-type="string" calcext:value-type="string">
            <text:p>cookie_essential_desc_cookie</text:p>
          </table:table-cell>
          <table:table-cell table:style-name="ce14" office:value-type="string" calcext:value-type="string">
            <text:p>Necessary cookies help make a website usable by enabling basic functions like page navigation and access to secure areas of the website. The website cannot function properly without these cookies.</text:p>
          </table:table-cell>
          <table:table-cell table:style-name="ce22" office:value-type="string" calcext:value-type="string">
            <text:p>Las cookies necesarias ayudan a que un sitio web sea utilizable al permitir funciones básicas como la navegación por las páginas y el acceso a áreas seguras del sitio web. El sitio web no puede funcionar correctamente sin estas cookies.</text:p>
          </table:table-cell>
          <table:table-cell office:value-type="string" calcext:value-type="string">
            <text:p>I cookie necessari aiutano a rendere utilizzabile un sito web consentendo funzioni di base come la navigazione della pagina e l'accesso ad aree sicure del sito. Il sito non può funzionare correttamente senza questi cookie.</text:p>
          </table:table-cell>
          <table:table-cell office:value-type="string" calcext:value-type="string">
            <text:p>Notwendige Cookies helfen dabei, eine Website nutzbar zu machen, indem sie grundlegende Funktionen wie die Seitennavigation und den Zugang zu geschützten Bereichen der Website ermöglichen. Ohne diese Cookies kann die Website nicht richtig funktionieren.</text:p>
          </table:table-cell>
        </table:table-row>
        <table:table-row table:style-name="ro1">
          <table:table-cell office:value-type="string" calcext:value-type="string">
            <text:p>cookie_performance_title_cookie</text:p>
          </table:table-cell>
          <table:table-cell table:style-name="ce14" office:value-type="string" calcext:value-type="string">
            <text:p>Performance cookies</text:p>
          </table:table-cell>
          <table:table-cell table:style-name="ce22" office:value-type="string" calcext:value-type="string">
            <text:p>Cookies de rendimiento</text:p>
          </table:table-cell>
          <table:table-cell office:value-type="string" calcext:value-type="string">
            <text:p>Cookie di performance</text:p>
          </table:table-cell>
          <table:table-cell office:value-type="string" calcext:value-type="string">
            <text:p>Leistungs-Cookies</text:p>
          </table:table-cell>
        </table:table-row>
        <table:table-row table:style-name="ro18">
          <table:table-cell office:value-type="string" calcext:value-type="string">
            <text:p>cookie_performance_desc_cookie</text:p>
          </table:table-cell>
          <table:table-cell table:style-name="ce14" office:value-type="string" calcext:value-type="string">
            <text:p>These cookies are used to enhance the performance and functionality of our websites but are non-essential to their use. For example it stores your preferred language or the region that you are in.</text:p>
          </table:table-cell>
          <table:table-cell table:style-name="ce22" office:value-type="string" calcext:value-type="string">
            <text:p>Estas cookies se utilizan para mejorar el rendimiento y la funcionalidad de nuestros sitios web, pero no son esenciales para su uso. Por ejemplo, almacena su idioma preferido o la región en la que se encuentra.</text:p>
          </table:table-cell>
          <table:table-cell office:value-type="string" calcext:value-type="string">
            <text:p>Questi cookie sono utilizzati per migliorare le prestazioni e la funzionalità dei nostri siti web, ma non sono essenziali per il loro utilizzo. Per esempio, memorizzano la tua lingua preferita o la regione in cui ti trovi.</text:p>
          </table:table-cell>
          <table:table-cell office:value-type="string" calcext:value-type="string">
            <text:p>Diese Cookies werden verwendet, um die Leistung und Funktionalität unserer Websites zu verbessern, sind aber für deren Nutzung nicht unbedingt erforderlich. Sie speichern zum Beispiel Ihre bevorzugte Sprache oder die Region, in der Sie sich befinden.</text:p>
          </table:table-cell>
        </table:table-row>
        <table:table-row table:style-name="ro1">
          <table:table-cell office:value-type="string" calcext:value-type="string">
            <text:p>cookie_analytics_title_cookie</text:p>
          </table:table-cell>
          <table:table-cell table:style-name="ce14" office:value-type="string" calcext:value-type="string">
            <text:p>Analytics cookies</text:p>
          </table:table-cell>
          <table:table-cell table:style-name="ce22" office:value-type="string" calcext:value-type="string">
            <text:p>Cookies de análisis</text:p>
          </table:table-cell>
          <table:table-cell office:value-type="string" calcext:value-type="string">
            <text:p>Cookie di analisi</text:p>
          </table:table-cell>
          <table:table-cell office:value-type="string" calcext:value-type="string">
            <text:p>Analyse-Cookies</text:p>
          </table:table-cell>
        </table:table-row>
        <table:table-row table:style-name="ro17">
          <table:table-cell office:value-type="string" calcext:value-type="string">
            <text:p>cookie_analytics_desc_cookie</text:p>
          </table:table-cell>
          <table:table-cell table:style-name="ce14" office:value-type="string" calcext:value-type="string">
            <text:p>We use analytics cookies to help us measure how users interact with website content, which helps us customize our websites and application for you in order to enhance your experience.</text:p>
          </table:table-cell>
          <table:table-cell table:style-name="ce22" office:value-type="string" calcext:value-type="string">
            <text:p>Utilizamos cookies de análisis para ayudarnos a medir cómo interactúan los usuarios con el contenido del sitio web, lo que nos ayuda a personalizar nuestros sitios web y la aplicación para usted con el fin de mejorar su experiencia.</text:p>
          </table:table-cell>
          <table:table-cell office:value-type="string" calcext:value-type="string">
            <text:p>Utilizziamo i cookie di analisi per aiutarci a misurare come gli utenti interagiscono con il contenuto del sito web, il che ci aiuta a personalizzare i nostri siti web e l'applicazione per voi al fine di migliorare la vostra esperienza.</text:p>
          </table:table-cell>
          <table:table-cell office:value-type="string" calcext:value-type="string">
            <text:p>Wir verwenden Analyse-Cookies, um zu messen, wie die Benutzer mit den Inhalten der Website interagieren, was uns hilft, unsere Websites und Anwendungen für Sie anzupassen, um Ihr Erlebnis zu verbessern.</text:p>
          </table:table-cell>
        </table:table-row>
        <table:table-row table:style-name="ro1">
          <table:table-cell office:value-type="string" calcext:value-type="string">
            <text:p>cookie_marketing_title_cookie</text:p>
          </table:table-cell>
          <table:table-cell table:style-name="ce14" office:value-type="string" calcext:value-type="string">
            <text:p>Marketing cookies</text:p>
          </table:table-cell>
          <table:table-cell table:style-name="ce22" office:value-type="string" calcext:value-type="string">
            <text:p>Cookies de marketing</text:p>
          </table:table-cell>
          <table:table-cell office:value-type="string" calcext:value-type="string">
            <text:p>Cookie di marketing</text:p>
          </table:table-cell>
          <table:table-cell office:value-type="string" calcext:value-type="string">
            <text:p>Marketing-Cookies</text:p>
          </table:table-cell>
        </table:table-row>
        <table:table-row table:style-name="ro19">
          <table:table-cell office:value-type="string" calcext:value-type="string">
            <text:p>cookie_marketing_desc_cookie</text:p>
          </table:table-cell>
          <table:table-cell table:style-name="ce14" office:value-type="string" calcext:value-type="string">
            <text:p>These cookies are used to make advertising messages more relevant to you and your interests. The intention is to display ads that are relevant and engaging for the individual user and thereby more valuable for publishers and third party advertisers.</text:p>
          </table:table-cell>
          <table:table-cell table:style-name="ce22" office:value-type="string" calcext:value-type="string">
            <text:p>Estas cookies se utilizan para que los mensajes publicitarios sean más relevantes para usted y sus intereses. La intención es mostrar anuncios que sean relevantes y atractivos para el usuario individual y, por lo tanto, más valiosos para los editores y los anunciantes de terceros.</text:p>
          </table:table-cell>
          <table:table-cell office:value-type="string" calcext:value-type="string">
            <text:p>Questi cookie vengono utilizzati per rendere i messaggi pubblicitari più pertinenti all'utente e ai suoi interessi. L'intenzione è quella di visualizzare annunci che siano rilevanti e coinvolgenti per il singolo utente e quindi più preziosi per gli editori e gli inserzionisti di terze parti.</text:p>
          </table:table-cell>
          <table:table-cell office:value-type="string" calcext:value-type="string">
            <text:p>Diese Cookies werden verwendet, um Werbebotschaften besser auf Sie und Ihre Interessen abzustimmen. Ziel ist es, Anzeigen zu schalten, die für den einzelnen Nutzer relevant und ansprechend sind und somit für die Herausgeber und Drittanbieter wertvoller sind.</text:p>
          </table:table-cell>
        </table:table-row>
        <table:table-row table:style-name="ro1" table:number-rows-repeated="3">
          <table:table-cell table:number-columns-repeated="2"/>
          <table:table-cell table:style-name="ce22"/>
          <table:table-cell table:number-columns-repeated="2"/>
        </table:table-row>
        <table:table-row table:style-name="ro1">
          <table:table-cell table:number-columns-repeated="2"/>
          <table:table-cell table:style-name="ce22" office:value-type="string" calcext:value-type="string">
            <text:p><text:s text:c="2"/></text:p>
          </table:table-cell>
          <table:table-cell table:number-columns-repeated="2"/>
        </table:table-row>
        <table:table-row table:style-name="ro1" table:number-rows-repeated="10482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1">00/00/0000</text:date>, <text:time style:data-style-name="N2" text:time-value="17:24:42.09180511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2-01-01T17:30:13.530586451</dc:date>
    <meta:editing-duration>P4DT8H19M</meta:editing-duration>
    <meta:editing-cycles>201</meta:editing-cycles>
    <meta:generator>LibreOffice/7.1.7.2$Linux_X86_64 LibreOffice_project/10$Build-2</meta:generator>
    <meta:document-statistic meta:table-count="1" meta:cell-count="1722" meta:object-count="0"/>
    <meta:user-defined meta:name="qrichtext">1</meta:user-defined>
  </office:meta>
</office:document-meta>
</file>